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StarSymbol1" svg:font-family="StarSymbol"/>
    <style:font-face style:name="sans" svg:font-family="sans" style:font-family-generic="swiss"/>
    <style:font-face style:name="Courier New1" svg:font-family="'Courier New'" style:font-family-generic="modern" style:font-pitch="fixed"/>
    <style:font-face style:name="Courier New" svg:font-family="'Courier New'" style:font-adornments="Cursiva" style:font-family-generic="modern" style:font-pitch="fixed"/>
    <style:font-face style:name="DejaVu Sans Mono" svg:font-family="'DejaVu Sans Mono'" style:font-family-generic="modern" style:font-pitch="fixed"/>
    <style:font-face style:name="Designer Notes" svg:font-family="'Designer Note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833in" fo:margin-left="0.7229in" fo:margin-right="3.6188in" table:align="margins"/>
    </style:style>
    <style:style style:name="Table1.A" style:family="table-column">
      <style:table-column-properties style:column-width="1.0417in" style:rel-column-width="26425*"/>
    </style:style>
    <style:style style:name="Table1.B" style:family="table-column">
      <style:table-column-properties style:column-width="1.5417in" style:rel-column-width="39110*"/>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0.05pt solid #000000" fo:border-top="none" fo:border-bottom="0.0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fo:font-weight="normal" style:font-style-asian="italic" style:font-weight-asian="normal" style:font-style-complex="italic"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color="#ff0000"/>
    </style:style>
    <style:style style:name="P5" style:family="paragraph" style:parent-style-name="Text_20_body">
      <style:text-properties fo:color="#ff0000" fo:text-shadow="1pt 1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officeooo:rsid="001699af"/>
    </style:style>
    <style:style style:name="P8" style:family="paragraph" style:parent-style-name="Text_20_body">
      <style:text-properties officeooo:rsid="001699af" officeooo:paragraph-rsid="001699af"/>
    </style:style>
    <style:style style:name="P9" style:family="paragraph" style:parent-style-name="Text_20_body">
      <style:text-properties officeooo:rsid="0018f975" officeooo:paragraph-rsid="0018f975"/>
    </style:style>
    <style:style style:name="P10" style:family="paragraph" style:parent-style-name="Text_20_body">
      <style:text-properties officeooo:rsid="001bd320" officeooo:paragraph-rsid="001bd320"/>
    </style:style>
    <style:style style:name="P11" style:family="paragraph" style:parent-style-name="Text_20_body">
      <style:text-properties officeooo:rsid="001ca36d" officeooo:paragraph-rsid="001ca36d"/>
    </style:style>
    <style:style style:name="P12" style:family="paragraph" style:parent-style-name="Text_20_body">
      <style:text-properties officeooo:rsid="0012d21b" officeooo:paragraph-rsid="0012d21b"/>
    </style:style>
    <style:style style:name="P13" style:family="paragraph" style:parent-style-name="Text_20_body">
      <style:text-properties officeooo:rsid="0023c850" officeooo:paragraph-rsid="0023c850"/>
    </style:style>
    <style:style style:name="P14" style:family="paragraph" style:parent-style-name="Text_20_body">
      <style:text-properties officeooo:rsid="002753c3" officeooo:paragraph-rsid="002753c3"/>
    </style:style>
    <style:style style:name="P15" style:family="paragraph" style:parent-style-name="Text_20_body">
      <style:text-properties officeooo:rsid="0029042b" officeooo:paragraph-rsid="0029042b"/>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18" style:family="paragraph" style:parent-style-name="Standard">
      <style:paragraph-properties fo:text-align="center" style:justify-single-word="false"/>
    </style:style>
    <style:style style:name="P19" style:family="paragraph" style:parent-style-name="Standard">
      <style:text-properties fo:font-style="italic" style:font-style-asian="italic" style:font-style-complex="italic"/>
    </style:style>
    <style:style style:name="P20" style:family="paragraph" style:parent-style-name="Table_20_Contents">
      <style:paragraph-properties fo:text-align="center" style:justify-single-word="false"/>
      <style:text-properties style:font-name="sans" fo:font-size="10pt" style:font-size-asian="10pt" style:font-size-complex="10pt"/>
    </style:style>
    <style:style style:name="P21" style:family="paragraph" style:parent-style-name="Text_20_body">
      <style:paragraph-properties fo:margin-top="0.1665in" fo:margin-bottom="0.0835in" style:contextual-spacing="false"/>
    </style:style>
    <style:style style:name="P22" style:family="paragraph" style:parent-style-name="Text_20_body">
      <style:paragraph-properties fo:background-color="#e6e6e6">
        <style:background-image/>
      </style:paragraph-properties>
      <style:text-properties style:font-name="Courier New1" fo:font-size="9pt" style:font-size-asian="9pt" style:font-size-complex="9pt"/>
    </style:style>
    <style:style style:name="P23" style:family="paragraph" style:parent-style-name="Note">
      <style:text-properties fo:font-style="italic" style:font-style-asian="italic" style:font-style-complex="italic"/>
    </style:style>
    <style:style style:name="P24" style:family="paragraph" style:parent-style-name="Text_20_body_20_indent">
      <style:text-properties style:font-name="Courier New1" fo:font-size="9pt" style:font-size-asian="9pt" style:font-size-complex="9pt"/>
    </style:style>
    <style:style style:name="P25" style:family="paragraph" style:parent-style-name="Text_20_body_20_indent">
      <style:text-properties style:font-name="Courier New1" fo:font-size="9pt" officeooo:paragraph-rsid="001bec72" style:font-size-asian="9pt" style:font-size-complex="9pt"/>
    </style:style>
    <style:style style:name="P26" style:family="paragraph" style:parent-style-name="Text_20_body_20_indent">
      <style:text-properties style:font-name="Courier New1" fo:font-size="9pt" officeooo:paragraph-rsid="001e35a1" style:font-size-asian="9pt" style:font-size-complex="9pt"/>
    </style:style>
    <style:style style:name="P27" style:family="paragraph" style:parent-style-name="Text_20_body_20_indent">
      <style:text-properties style:font-name="Courier New1" fo:font-size="9pt" officeooo:rsid="0018788e" officeooo:paragraph-rsid="0018788e" style:font-size-asian="9pt" style:font-size-complex="9pt"/>
    </style:style>
    <style:style style:name="P28" style:family="paragraph" style:parent-style-name="Text_20_body_20_indent">
      <style:text-properties style:font-name="Courier New1" fo:font-size="9pt" officeooo:rsid="0018788e" officeooo:paragraph-rsid="0020cbb1" style:font-size-asian="9pt" style:font-size-complex="9pt"/>
    </style:style>
    <style:style style:name="P29" style:family="paragraph" style:parent-style-name="Text_20_body_20_indent">
      <style:text-properties style:font-name="Courier New1" fo:font-size="9pt" officeooo:paragraph-rsid="002753c3" style:font-size-asian="9pt" style:font-size-complex="9pt"/>
    </style:style>
    <style:style style:name="P30" style:family="paragraph" style:parent-style-name="Text_20_body_20_indent">
      <style:paragraph-properties fo:margin-top="0in" fo:margin-bottom="0.0835in" style:contextual-spacing="false"/>
      <style:text-properties style:font-name="Courier New1" fo:font-size="9pt" style:font-size-asian="9pt" style:font-size-complex="9pt"/>
    </style:style>
    <style:style style:name="P31" style:family="paragraph" style:parent-style-name="Text_20_body_20_indent">
      <style:paragraph-properties fo:margin-top="0in" fo:margin-bottom="0.0835in" style:contextual-spacing="false"/>
      <style:text-properties style:font-name="Courier New1" fo:font-size="9pt" officeooo:paragraph-rsid="0012d21b" style:font-size-asian="9pt" style:font-size-complex="9pt"/>
    </style:style>
    <style:style style:name="P32" style:family="paragraph" style:parent-style-name="Text_20_body_20_indent">
      <style:paragraph-properties fo:margin-top="0in" fo:margin-bottom="0.0835in" style:contextual-spacing="false"/>
      <style:text-properties style:font-name="Courier New1" fo:font-size="9pt" officeooo:rsid="0029042b" officeooo:paragraph-rsid="0029b11e" style:font-size-asian="9pt" style:font-size-complex="9pt"/>
    </style:style>
    <style:style style:name="P33" style:family="paragraph" style:parent-style-name="Text_20_body_20_indent">
      <style:paragraph-properties fo:margin-top="0in" fo:margin-bottom="0.0835in" style:contextual-spacing="false"/>
      <style:text-properties style:font-name="Courier New1" fo:font-size="9pt" officeooo:paragraph-rsid="0029b11e" style:font-size-asian="9pt" style:font-size-complex="9pt"/>
    </style:style>
    <style:style style:name="P34" style:family="paragraph" style:parent-style-name="Text_20_body_20_indent">
      <style:paragraph-properties fo:margin-top="0in" fo:margin-bottom="0.0835in" style:contextual-spacing="false"/>
      <style:text-properties style:font-name="Courier New1" fo:font-size="9pt" fo:font-style="italic" style:font-size-asian="9pt" style:font-style-asian="italic" style:font-size-complex="9pt" style:font-style-complex="italic"/>
    </style:style>
    <style:style style:name="P35" style:family="paragraph" style:parent-style-name="Text_20_body_20_indent">
      <style:paragraph-properties fo:margin-top="0in" fo:margin-bottom="0.0835in" style:contextual-spacing="false"/>
      <style:text-properties style:use-window-font-color="true" style:font-name="Courier New1" fo:font-size="9pt" officeooo:paragraph-rsid="0021cc47" style:font-size-asian="9pt" style:font-size-complex="9pt"/>
    </style:style>
    <style:style style:name="P36" style:family="paragraph" style:parent-style-name="Standard" style:list-style-name="L50"/>
    <style:style style:name="P37" style:family="paragraph" style:parent-style-name="Standard" style:list-style-name="L55"/>
    <style:style style:name="P38" style:family="paragraph" style:parent-style-name="Standard" style:list-style-name="L56"/>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5">
      <style:text-properties style:text-line-through-style="solid" style:text-line-through-type="single"/>
    </style:style>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text-properties fo:font-style="italic" style:font-style-asian="italic" style:font-style-complex="italic"/>
    </style:style>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3">
      <style:text-properties fo:font-weight="normal" style:font-weight-asian="normal" style:font-weight-complex="normal"/>
    </style:style>
    <style:style style:name="P60" style:family="paragraph" style:parent-style-name="Text_20_body" style:list-style-name="L54">
      <style:text-properties fo:font-weight="normal" style:font-weight-asian="normal" style:font-weight-complex="normal"/>
    </style:style>
    <style:style style:name="P61" style:family="paragraph" style:parent-style-name="Text_20_body" style:list-style-name="L52">
      <style:text-properties fo:font-style="normal" style:font-style-asian="normal" style:font-style-complex="normal"/>
    </style:style>
    <style:style style:name="P62" style:family="paragraph" style:parent-style-name="Text_20_body" style:list-style-name="L55"/>
    <style:style style:name="P63" style:family="paragraph" style:parent-style-name="Text_20_body" style:list-style-name="L57"/>
    <style:style style:name="P64" style:family="paragraph" style:parent-style-name="Text_20_body" style:list-style-name="L58"/>
    <style:style style:name="P65" style:family="paragraph" style:parent-style-name="Text_20_body">
      <style:text-properties officeooo:rsid="002c8c82" officeooo:paragraph-rsid="002c8c82"/>
    </style:style>
    <style:style style:name="P66" style:family="paragraph" style:parent-style-name="Text_20_body" style:list-style-name="L35">
      <style:paragraph-properties fo:margin-left="0in" fo:margin-right="0in" fo:text-indent="-0.25in" style:auto-text-indent="false"/>
    </style:style>
    <style:style style:name="P67" style:family="paragraph" style:parent-style-name="Heading_20_3">
      <style:text-properties officeooo:rsid="002753c3" officeooo:paragraph-rsid="002753c3"/>
    </style:style>
    <style:style style:name="P68" style:family="paragraph" style:parent-style-name="Heading_20_3">
      <style:text-properties officeooo:rsid="0029042b" officeooo:paragraph-rsid="0029042b"/>
    </style:style>
    <style:style style:name="P69" style:family="paragraph" style:parent-style-name="Heading_20_3">
      <style:text-properties officeooo:rsid="001bd320" officeooo:paragraph-rsid="001bd320"/>
    </style:style>
    <style:style style:name="P70" style:family="paragraph" style:parent-style-name="Heading_20_3">
      <style:text-properties officeooo:rsid="001699af" officeooo:paragraph-rsid="001699af"/>
    </style:style>
    <style:style style:name="P71" style:family="paragraph" style:parent-style-name="Heading_20_3">
      <style:text-properties officeooo:rsid="001ca36d" officeooo:paragraph-rsid="001ca36d"/>
    </style:style>
    <style:style style:name="P72" style:family="paragraph" style:parent-style-name="Heading_20_3">
      <style:text-properties officeooo:rsid="0018f975" officeooo:paragraph-rsid="0018f975"/>
    </style:style>
    <style:style style:name="P73" style:family="paragraph" style:parent-style-name="Heading_20_3">
      <style:text-properties officeooo:paragraph-rsid="002c8c82"/>
    </style:style>
    <style:style style:name="P74" style:family="paragraph" style:parent-style-name="Heading_20_3">
      <style:paragraph-properties fo:margin-top="0.1665in" fo:margin-bottom="0.0835in" style:contextual-spacing="false" fo:keep-with-next="always"/>
    </style:style>
    <style:style style:name="P75" style:family="paragraph" style:parent-style-name="Heading_20_3">
      <style:paragraph-properties fo:margin-top="0.1665in" fo:margin-bottom="0.0835in" style:contextual-spacing="false" fo:keep-with-next="always"/>
      <style:text-properties style:font-name="Arial" style:font-name-asian="DejaVu Sans" style:font-name-complex="DejaVu Sans"/>
    </style:style>
    <style:style style:name="P76" style:family="paragraph" style:parent-style-name="Heading_20_3">
      <style:paragraph-properties fo:margin-top="0.1665in" fo:margin-bottom="0.0835in" style:contextual-spacing="false"/>
    </style:style>
    <style:style style:name="P77" style:family="paragraph" style:parent-style-name="Heading_20_3">
      <style:paragraph-properties fo:margin-top="0.1665in" fo:margin-bottom="0.0835in" style:contextual-spacing="false"/>
      <style:text-properties style:font-name="Arial" style:font-name-asian="DejaVu Sans" style:font-name-complex="DejaVu Sans"/>
    </style:style>
    <style:style style:name="P78" style:family="paragraph" style:parent-style-name="Title" style:master-page-name="First_20_Page">
      <style:paragraph-properties style:page-number="auto"/>
    </style:style>
    <style:style style:name="P79" style:family="paragraph" style:parent-style-name="List_20_1" style:list-style-name="List_20_3"/>
    <style:style style:name="P80" style:family="paragraph" style:parent-style-name="List_20_1" style:list-style-name="List_20_1"/>
    <style:style style:name="P81" style:family="paragraph" style:parent-style-name="Text_20_body_20_indent">
      <style:paragraph-properties fo:margin-top="0in" fo:margin-bottom="0.0835in" style:contextual-spacing="false"/>
      <style:text-properties style:font-name="Courier New1" fo:font-size="9pt" officeooo:rsid="002c8c82" officeooo:paragraph-rsid="002db769" style:font-size-asian="9pt" style:font-size-complex="9pt"/>
    </style:style>
    <style:style style:name="P82" style:family="paragraph" style:parent-style-name="List_20_1_20_Start" style:list-style-name="List_20_3"/>
    <style:style style:name="P83" style:family="paragraph" style:parent-style-name="Heading_20_1" style:list-style-name=""/>
    <style:style style:name="P84" style:family="paragraph" style:parent-style-name="Heading_20_1">
      <style:paragraph-properties fo:break-before="page"/>
    </style:style>
    <style:style style:name="P85" style:family="paragraph" style:parent-style-name="Heading_20_2">
      <style:paragraph-properties fo:margin-top="0.1665in" fo:margin-bottom="0.0835in" style:contextual-spacing="false" fo:keep-with-next="always"/>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agraph-properties fo:text-align="center"/>
    </style:style>
    <style:style style:name="P92" style:family="paragraph">
      <style:text-properties style:font-name="Designer Notes" fo:font-size="8pt" style:font-size-asian="8pt" style:font-size-complex="8pt"/>
    </style:style>
    <style:style style:name="P93" style:family="paragraph">
      <style:paragraph-properties fo:text-align="center"/>
      <style:text-properties style:font-name="Designer Notes"/>
    </style:style>
    <style:style style:name="P94" style:family="paragraph">
      <style:text-properties style:font-name="Designer Not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ca36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264997" style:font-style-asian="normal" style:font-style-complex="normal"/>
    </style:style>
    <style:style style:name="T12" style:family="text">
      <style:text-properties fo:font-style="normal" officeooo:rsid="0029b11e" style:font-style-asian="normal" style:font-style-complex="normal"/>
    </style:style>
    <style:style style:name="T13" style:family="text">
      <style:text-properties fo:font-style="normal" officeooo:rsid="0029042b" style:font-style-asian="normal" style:font-style-complex="normal"/>
    </style:style>
    <style:style style:name="T14" style:family="text">
      <style:text-properties fo:font-style="normal" officeooo:rsid="00293ec1" style:font-style-asian="normal" style:font-style-complex="normal"/>
    </style:style>
    <style:style style:name="T15" style:family="text">
      <style:text-properties style:font-name="Arial" style:font-name-asian="DejaVu Sans" style:font-name-complex="DejaVu Sans"/>
    </style:style>
    <style:style style:name="T16" style:family="text">
      <style:text-properties fo:color="#0000ff"/>
    </style:style>
    <style:style style:name="T17" style:family="text">
      <style:text-properties fo:color="#0000ff" officeooo:rsid="0012d21b"/>
    </style:style>
    <style:style style:name="T18" style:family="text">
      <style:text-properties fo:color="#0000ff" officeooo:rsid="00136912"/>
    </style:style>
    <style:style style:name="T19" style:family="text">
      <style:text-properties fo:color="#0000ff" officeooo:rsid="0014b70b"/>
    </style:style>
    <style:style style:name="T20" style:family="text">
      <style:text-properties fo:color="#0000ff" officeooo:rsid="001699af"/>
    </style:style>
    <style:style style:name="T21" style:family="text">
      <style:text-properties fo:color="#0000ff" officeooo:rsid="001ca36d"/>
    </style:style>
    <style:style style:name="T22" style:family="text">
      <style:text-properties fo:color="#0000ff" fo:font-weight="bold" officeooo:rsid="0020cbb1" style:font-weight-asian="bold" style:font-weight-complex="bold"/>
    </style:style>
    <style:style style:name="T23" style:family="text">
      <style:text-properties fo:color="#0000ff" officeooo:rsid="002db769"/>
    </style:style>
    <style:style style:name="T24" style:family="text">
      <style:text-properties fo:color="#008000" fo:font-size="28pt" style:font-size-asian="28pt" style:font-size-complex="28pt"/>
    </style:style>
    <style:style style:name="T25" style:family="text">
      <style:text-properties fo:color="#ff6309" fo:font-size="21pt" style:font-size-asian="21pt" style:font-size-complex="21pt"/>
    </style:style>
    <style:style style:name="T26" style:family="text">
      <style:text-properties fo:color="#800000"/>
    </style:style>
    <style:style style:name="T27" style:family="text">
      <style:text-properties style:text-position="super 58%"/>
    </style:style>
    <style:style style:name="T28" style:family="text">
      <style:text-properties style:text-position="super 58%" officeooo:rsid="001e8013"/>
    </style:style>
    <style:style style:name="T29" style:family="text">
      <style:text-properties style:text-position="super 58%" fo:font-weight="bold" style:font-weight-asian="bold" style:font-weight-complex="bold"/>
    </style:style>
    <style:style style:name="T30" style:family="text">
      <style:text-properties fo:color="#280099" fo:font-style="normal" style:font-style-asian="normal" style:font-style-complex="normal"/>
    </style:style>
    <style:style style:name="T31" style:family="text">
      <style:text-properties fo:color="#280099" fo:font-style="normal" officeooo:rsid="0029b11e" style:font-style-asian="normal" style:font-style-complex="normal"/>
    </style:style>
    <style:style style:name="T32" style:family="text">
      <style:text-properties fo:color="#280099" fo:font-style="normal" officeooo:rsid="0029042b" style:font-style-asian="normal" style:font-style-complex="normal"/>
    </style:style>
    <style:style style:name="T33" style:family="text">
      <style:text-properties fo:color="#94006b"/>
    </style:style>
    <style:style style:name="T34" style:family="text">
      <style:text-properties fo:color="#94006b" fo:font-style="normal" style:font-style-asian="normal" style:font-style-complex="normal"/>
    </style:style>
    <style:style style:name="T35" style:family="text">
      <style:text-properties fo:color="#94006b" fo:font-style="normal" officeooo:rsid="00264997" style:font-style-asian="normal" style:font-style-complex="normal"/>
    </style:style>
    <style:style style:name="T36" style:family="text">
      <style:text-properties fo:color="#94006b" fo:font-style="normal" officeooo:rsid="0029042b" style:font-style-asian="normal" style:font-style-complex="normal"/>
    </style:style>
    <style:style style:name="T37" style:family="text">
      <style:text-properties officeooo:rsid="0012d21b"/>
    </style:style>
    <style:style style:name="T38" style:family="text">
      <style:text-properties style:use-window-font-color="true"/>
    </style:style>
    <style:style style:name="T39" style:family="text">
      <style:text-properties style:use-window-font-color="true" officeooo:rsid="0012d21b"/>
    </style:style>
    <style:style style:name="T40" style:family="text">
      <style:text-properties style:use-window-font-color="true" fo:font-style="normal" officeooo:rsid="0029042b" style:font-style-asian="normal" style:font-style-complex="normal"/>
    </style:style>
    <style:style style:name="T41" style:family="text">
      <style:text-properties style:use-window-font-color="true" fo:font-style="normal" officeooo:rsid="0029b11e" style:font-style-asian="normal" style:font-style-complex="normal"/>
    </style:style>
    <style:style style:name="T42" style:family="text">
      <style:text-properties officeooo:rsid="001699af"/>
    </style:style>
    <style:style style:name="T43" style:family="text">
      <style:text-properties style:font-name="Courier New1" officeooo:rsid="0018788e"/>
    </style:style>
    <style:style style:name="T44" style:family="text">
      <style:text-properties style:font-name="Courier New1" officeooo:rsid="001e8013"/>
    </style:style>
    <style:style style:name="T45" style:family="text">
      <style:text-properties officeooo:rsid="0019aec8"/>
    </style:style>
    <style:style style:name="T46" style:family="text">
      <style:text-properties officeooo:rsid="001bd320"/>
    </style:style>
    <style:style style:name="T47" style:family="text">
      <style:text-properties officeooo:rsid="001bec72"/>
    </style:style>
    <style:style style:name="T48" style:family="text">
      <style:text-properties officeooo:rsid="001ca36d"/>
    </style:style>
    <style:style style:name="T49" style:family="text">
      <style:text-properties officeooo:rsid="001e35a1"/>
    </style:style>
    <style:style style:name="T50" style:family="text">
      <style:text-properties officeooo:rsid="001e8013"/>
    </style:style>
    <style:style style:name="T51" style:family="text">
      <style:text-properties officeooo:rsid="00205226"/>
    </style:style>
    <style:style style:name="T52" style:family="text">
      <style:text-properties officeooo:rsid="0020cbb1"/>
    </style:style>
    <style:style style:name="T53" style:family="text">
      <style:text-properties fo:color="#808080" officeooo:rsid="0021cc47"/>
    </style:style>
    <style:style style:name="T54" style:family="text">
      <style:text-properties officeooo:rsid="002753c3"/>
    </style:style>
    <style:style style:name="T55" style:family="text">
      <style:text-properties fo:color="#007826" fo:font-style="normal" officeooo:rsid="00264997" style:font-style-asian="normal" style:font-style-complex="normal"/>
    </style:style>
    <style:style style:name="T56" style:family="text">
      <style:text-properties fo:color="#007826" fo:font-style="normal" officeooo:rsid="00293ec1" style:font-style-asian="normal" style:font-style-complex="normal"/>
    </style:style>
    <style:style style:name="T57" style:family="text">
      <style:text-properties officeooo:rsid="002aab98"/>
    </style:style>
    <style:style style:name="T58" style:family="text">
      <style:text-properties officeooo:rsid="002c8c82"/>
    </style:style>
    <style:style style:name="T59" style:family="text">
      <style:text-properties officeooo:rsid="002db769"/>
    </style:style>
    <style:style style:name="T60" style:family="text">
      <style:text-properties style:font-name="Designer Notes" fo:font-size="8pt" style:font-size-asian="8pt" style:font-size-complex="8pt"/>
    </style:style>
    <style:style style:name="T61" style:family="text">
      <style:text-properties style:font-name="Designer Notes"/>
    </style:style>
    <style:style style:name="T62" style:family="text">
      <style:text-properties style:font-name="Designer Notes" fo:font-size="10pt" style:font-size-asian="10pt" style:font-size-complex="10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6633" draw:opacity="25%" draw:textarea-horizontal-align="justify" draw:textarea-vertical-align="middle" draw:auto-grow-height="fals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3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draw:fit-to-size="shrink-to-fi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2_20_Dots_20_3_20_Dashes" svg:stroke-width="0.0201in" svg:stroke-color="#ff6633" draw:marker-start-width="0.1701in" draw:marker-end="Line_20_Arrow"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HaunTix</text:p>
      <text:p text:style-name="Title">Haunted Attraction Ticketing System</text:p>
      <text:p text:style-name="Title">High Level Design</text:p>
      <text:p text:style-name="Standard"/>
      <text:p text:style-name="P18">Steve Roscio</text:p>
      <text:p text:style-name="P18">2010-201<text:span text:style-name="T45">3</text:span></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6">Table of Contents</text:p>
          </text:index-title>
          <text:p text:style-name="P87">Glossary<text:tab/>5</text:p>
          <text:p text:style-name="P88">Access Time Type<text:tab/>5</text:p>
          <text:p text:style-name="P88">General Admission vs Reserved<text:tab/>5</text:p>
          <text:p text:style-name="P88">Show Class: Regular vs VIP<text:tab/>5</text:p>
          <text:p text:style-name="P87">Ticketing Models<text:tab/>5</text:p>
          <text:p text:style-name="P87">Components<text:tab/>6</text:p>
          <text:p text:style-name="P87">File Hierarchy Standard<text:tab/>6</text:p>
          <text:p text:style-name="P88">Point-of-Sale Systems<text:tab/>6</text:p>
          <text:p text:style-name="P88">Access Control<text:tab/>6</text:p>
          <text:p text:style-name="P88">Web<text:tab/>6</text:p>
          <text:p text:style-name="P87">Primary Identifiers<text:tab/>7</text:p>
          <text:p text:style-name="P88">Transaction ID<text:tab/>7</text:p>
          <text:p text:style-name="P88">Ticket Number<text:tab/>7</text:p>
          <text:p text:style-name="P89">Ticket ID<text:tab/>8</text:p>
          <text:p text:style-name="P89">Entropy Code<text:tab/>8</text:p>
          <text:p text:style-name="P88">Ticket Pool<text:tab/>8</text:p>
          <text:p text:style-name="P88">Station ID<text:tab/>8</text:p>
          <text:p text:style-name="P88">Show Class<text:tab/>8</text:p>
          <text:p text:style-name="P88">Discount Class<text:tab/>8</text:p>
          <text:p text:style-name="P88">Pickup Code<text:tab/>8</text:p>
          <text:p text:style-name="P87">Data Model<text:tab/>9</text:p>
          <text:p text:style-name="P88">What's It Look Like in the Database?<text:tab/>9</text:p>
          <text:p text:style-name="P89">Open Tickets to a Show<text:tab/>9</text:p>
          <text:p text:style-name="P89">Regular and VIP Class Tickets, Open Tickets for Both<text:tab/>9</text:p>
          <text:p text:style-name="P89">Daily Tickets to a Show<text:tab/>9</text:p>
          <text:p text:style-name="P89">Reserved Tickets (Timed) to a Show<text:tab/>10</text:p>
          <text:p text:style-name="P89">Regular and VIP Class Tickets, Reserved (Timed) for Both<text:tab/>10</text:p>
          <text:p text:style-name="P89">Regular is General Admission, VIP is Reserved (Timed)<text:tab/>10</text:p>
          <text:p text:style-name="P89">Early and Late Shows, but General Admission<text:tab/>10</text:p>
          <text:p text:style-name="P89">Early-Season and Busy-Season Shows<text:tab/>10</text:p>
          <text:p text:style-name="P89">Weekday/Weekend Pricing, General Admission, Multiple Show Classes<text:tab/>10</text:p>
          <text:p text:style-name="P89">FlexTix: Reserved Tickets Purchased, But Show Time Not Selected<text:tab/>11</text:p>
          <text:p text:style-name="P89">Pre-Printed Tickets<text:tab/>11</text:p>
          <text:p text:style-name="P88">Example Database Queries<text:tab/>11</text:p>
          <text:p text:style-name="P89">Fix “Removed” Sales<text:tab/>11</text:p>
          <text:p text:style-name="P89">Transaction Total Amounts<text:tab/>12</text:p>
          <text:p text:style-name="P89">Total “Take”<text:tab/>12</text:p>
          <text:p text:style-name="P89">Total Checks<text:tab/>12</text:p>
          <text:p text:style-name="P89">Total Charges<text:tab/>13</text:p>
          <text:p text:style-name="P89">Total Cash<text:tab/>13</text:p>
          <text:p text:style-name="P89">Nightly Take Summary<text:tab/>14</text:p>
          <text:p text:style-name="P89">List Individual Transactions for a Station on a Given Date<text:tab/>15</text:p>
          <text:p text:style-name="P89">Free (Comp) Transactions<text:tab/>15</text:p>
          <text:p text:style-name="P89">Value of Comp'd Transactions<text:tab/>16</text:p>
          <text:p text:style-name="P89">Comps Actually Used<text:tab/>16</text:p>
          <text:p text:style-name="P89">Volunteer Comps Given<text:tab/>17</text:p>
          <text:p text:style-name="P89"><text:soft-page-break/>When Were Tickets Scanned?<text:tab/>17</text:p>
          <text:p text:style-name="P89">How Long Was the Wait In Line?<text:tab/>18</text:p>
          <text:p text:style-name="P89">When and What Comps Were Used<text:tab/>18</text:p>
          <text:p text:style-name="P89">Sale of a Particular Item<text:tab/>19</text:p>
          <text:p text:style-name="P89">Merchandise Sales<text:tab/>19</text:p>
          <text:p text:style-name="P88">Master Database<text:tab/>20</text:p>
          <text:p text:style-name="P89">Products<text:tab/>20</text:p>
          <text:p text:style-name="P89">Tickets<text:tab/>20</text:p>
          <text:p text:style-name="P89">Upgrades<text:tab/>20</text:p>
          <text:p text:style-name="P89">Discounts (and Coupons)<text:tab/>20</text:p>
          <text:p text:style-name="P89">Transactions<text:tab/>21</text:p>
          <text:p text:style-name="P89">Sales<text:tab/>21</text:p>
          <text:p text:style-name="P89">Scans<text:tab/>21</text:p>
          <text:p text:style-name="P89">Shows<text:tab/>21</text:p>
          <text:p text:style-name="P88">Web-Server Database<text:tab/>21</text:p>
          <text:p text:style-name="P88">Ticket Creation Model<text:tab/>21</text:p>
          <text:p text:style-name="P89">Ticket Attributes<text:tab/>22</text:p>
          <text:p text:style-name="P90">Pickup Codes<text:tab/>22</text:p>
          <text:p text:style-name="P90">Ticket Notes<text:tab/>22</text:p>
          <text:p text:style-name="P88">Database Synchronization<text:tab/>22</text:p>
          <text:p text:style-name="P89">Synchronization Model<text:tab/>23</text:p>
          <text:p text:style-name="P89">Ticket Allocation<text:tab/>23</text:p>
          <text:p text:style-name="P89">Ticket Reallocation (Ticket Mooching)<text:tab/>23</text:p>
          <text:p text:style-name="P89">Ticket Snatching<text:tab/>23</text:p>
          <text:p text:style-name="P87">Design Model<text:tab/>23</text:p>
          <text:p text:style-name="P88">Pickup Codes<text:tab/>23</text:p>
          <text:p text:style-name="P88">Will-Call<text:tab/>24</text:p>
          <text:p text:style-name="P87">Roles<text:tab/>24</text:p>
          <text:p text:style-name="P87">Web Site Design<text:tab/>24</text:p>
          <text:p text:style-name="P88">'what' Step: Ticket class &amp; quantities, or Pickup Code<text:tab/>24</text:p>
          <text:p text:style-name="P88">'when' Step: Select Show<text:tab/>25</text:p>
          <text:p text:style-name="P88">'summ' Step: Summary of Purchase + Get Payment Information<text:tab/>25</text:p>
          <text:p text:style-name="P88">'pays' Step: Purchase Complete<text:tab/>26</text:p>
          <text:p text:style-name="P88">'code' Step: Pickup Code verified<text:tab/>26</text:p>
          <text:p text:style-name="P87">Use Cases<text:tab/>26</text:p>
          <text:p text:style-name="P88">Ticket Agent Open &amp; Close<text:tab/>26</text:p>
          <text:p text:style-name="P89">Open Station<text:tab/>26</text:p>
          <text:p text:style-name="P89">Suspend &amp; Lock Station<text:tab/>26</text:p>
          <text:p text:style-name="P89">Unlock &amp; Resume Station<text:tab/>26</text:p>
          <text:p text:style-name="P89">Close Station<text:tab/>26</text:p>
          <text:p text:style-name="P88">Ticket Agent Sales<text:tab/>26</text:p>
          <text:p text:style-name="P89">✓Sell Merchandise<text:tab/>27</text:p>
          <text:p text:style-name="P89">✓Sell Ticket – Non-Timed Events<text:tab/>27</text:p>
          <text:p text:style-name="P89">✓Sell Ticket – Timed Event<text:tab/>27</text:p>
          <text:p text:style-name="P89">✓Sell FlexTix – Pick Show Time Later<text:tab/>27</text:p>
          <text:p text:style-name="P89">✓Remove an Item from the Sale<text:tab/>28</text:p>
          <text:p text:style-name="P89">✓Cancel Entire Sale<text:tab/>28</text:p>
          <text:p text:style-name="P89">✓Sell Products – Cash<text:tab/>28</text:p>
          <text:p text:style-name="P89">❍Sell Products – Check<text:tab/>29</text:p>
          <text:p text:style-name="P89"><text:soft-page-break/>✓Sell Products – Credit Card<text:tab/>29</text:p>
          <text:p text:style-name="P89">✓Sell Products – Split or Multiple Payments<text:tab/>29</text:p>
          <text:p text:style-name="P89">✓Price Overrides<text:tab/>30</text:p>
          <text:p text:style-name="P89">Transaction Note<text:tab/>30</text:p>
          <text:p text:style-name="P89">Apply Discounts<text:tab/>30</text:p>
          <text:p text:style-name="P89">Override a Discount<text:tab/>30</text:p>
          <text:p text:style-name="P89">Upgrade a Ticket<text:tab/>30</text:p>
          <text:p text:style-name="P89">Swap Merchandise<text:tab/>30</text:p>
          <text:p text:style-name="P89">Swap Tickets for other Show Times<text:tab/>30</text:p>
          <text:p text:style-name="P89">Will-Call Pickup<text:tab/>31</text:p>
          <text:p text:style-name="P89">Pay-up a Bad Discount<text:tab/>31</text:p>
          <text:p text:style-name="P88">Web-site Ticket Sales<text:tab/>31</text:p>
          <text:p text:style-name="P89">Web-Pickup of Tickets<text:tab/>31</text:p>
          <text:p text:style-name="P88">Customer Service<text:tab/>31</text:p>
          <text:p text:style-name="P89">View Ticket Usage<text:tab/>31</text:p>
          <text:p text:style-name="P89">Revert a Duplicate CC Charge<text:tab/>31</text:p>
          <text:p text:style-name="P89">Show Last Transaction<text:tab/>31</text:p>
          <text:p text:style-name="P89">Reprint Last Sale's Tickets<text:tab/>32</text:p>
          <text:p text:style-name="P89">Reprint Last Sale's Receipt<text:tab/>32</text:p>
          <text:p text:style-name="P89">Find Transaction with Receipt<text:tab/>32</text:p>
          <text:p text:style-name="P89">Find Transaction by Ticket Number<text:tab/>32</text:p>
          <text:p text:style-name="P89">Find Transaction(s) with Credit Card<text:tab/>32</text:p>
          <text:p text:style-name="P89">Lookup Web-Purchase with Ticket Number<text:tab/>33</text:p>
          <text:p text:style-name="P89">Browse Transactions<text:tab/>33</text:p>
          <text:p text:style-name="P88">Manager Functions<text:tab/>33</text:p>
          <text:p text:style-name="P89">Void Ticket(s)<text:tab/>33</text:p>
          <text:p text:style-name="P89">Void All Transaction Tickets(s)<text:tab/>33</text:p>
          <text:p text:style-name="P89">Cancel a Show<text:tab/>33</text:p>
          <text:p text:style-name="P89">Sync With Web<text:tab/>33</text:p>
          <text:p text:style-name="P89">Define Shows<text:tab/>33</text:p>
          <text:p text:style-name="P89">Load Tickets<text:tab/>34</text:p>
          <text:p text:style-name="P89">Adjust Ticket Show Counts<text:tab/>34</text:p>
          <text:p text:style-name="P89">Generate Comp Tickets/Pickup Codes<text:tab/>34</text:p>
          <text:p text:style-name="P88">Reports<text:tab/>34</text:p>
          <text:p text:style-name="P88">Entry Sentry Scanning<text:tab/>34</text:p>
          <text:p text:style-name="P89">Log In/Log Out<text:tab/>34</text:p>
          <text:p text:style-name="P89">Ticket Scanning<text:tab/>34</text:p>
          <text:p text:style-name="P89">Ticket Check Only<text:tab/>34</text:p>
          <text:p text:style-name="P89">Manual Ticket Entry<text:tab/>34</text:p>
          <text:p text:style-name="P89">Override A Denied Ticket<text:tab/>34</text:p>
          <text:p text:style-name="P89">Party Crasher Mode<text:tab/>34</text:p>
          <text:p text:style-name="P89">Sound On/Off<text:tab/>35</text:p>
          <text:p text:style-name="P87">User Stories<text:tab/>35</text:p>
          <text:p text:style-name="P87">Questions / Issues<text:tab/>35</text:p>
        </text:index-body>
      </text:table-of-content>
      <text:h text:style-name="P83" text:outline-level="1"/>
      <text:h text:style-name="P84" text:outline-level="1">Glossary</text:h>
      <text:p text:style-name="Text_20_body">Event – The overall production, for it's run. <text:s/>Example: The Haunted Mines haunted attraction, running for most nights in October.</text:p>
      <text:p text:style-name="Text_20_body">Show – A particular performance of the event. <text:s/>There may be several shows on any particular day, and many shows during the lifetime of the event.</text:p>
      <text:p text:style-name="Text_20_body">Class – Distinctions in the show (or products or discounts, see Data Model). <text:s/>Examples include Regular or VIP entrance, or Balcony, Mezzanine, and Floor seating, etc. <text:s/>The show class often is related to the price for the show.</text:p>
      <text:h text:style-name="Heading_20_2" text:outline-level="2">Access Time Type</text:h>
      <text:p text:style-name="Text_20_body">The access time type determines when the ticket is eligible for use at the show. <text:s/>This sets the time-window restriction on when the ticket can be used.</text:p>
      <text:list xml:id="list1438536420099183040" text:style-name="L34">
        <text:list-item>
          <text:p text:style-name="P39">Open (AnyDay) – The ticket is good for any day and time that the show is open. <text:s/>Note that an event may still offer early-season and prime-season shows.</text:p>
        </text:list-item>
        <text:list-item>
          <text:p text:style-name="P39">Daily – the ticket is good for only the specified day, but entry can be any time that day.</text:p>
        </text:list-item>
        <text:list-item>
          <text:p text:style-name="P39">Timed – the ticket is good for only a specified day and time.</text:p>
        </text:list-item>
      </text:list>
      <text:h text:style-name="Heading_20_2" text:outline-level="2">General Admission vs Reserved</text:h>
      <text:p text:style-name="Text_20_body">This refers to seating types. <text:s/>GA means there's no seating, it's first-come, first-served during the time-window that the ticket is good for.</text:p>
      <text:p text:style-name="Text_20_body">Reserved means an entry slot or seat is specifically reserved for the ticket holder.</text:p>
      <text:h text:style-name="Heading_20_2" text:outline-level="2">Show Class: Regular vs VIP</text:h>
      <text:p text:style-name="Text_20_body">This refers to the show class. <text:s/>A show may be divided into one or more classes, presumably giving different levels of experience to the guest. <text:s/>It could refer to the entry queue when the show is the same; for example VIP ticket class could get a guest faster entry into the show.</text:p>
      <text:h text:style-name="Heading_20_1" text:outline-level="1">Ticketing Models</text:h>
      <text:p text:style-name="Text_20_body">Traditional on-site queued</text:p>
      <text:p text:style-name="Text_20_body">On-site Timed</text:p>
      <text:p text:style-name="Text_20_body">On-line queued</text:p>
      <text:p text:style-name="Text_20_body">On-line timed</text:p>
      <text:p text:style-name="Text_20_body">--o--</text:p>
      <text:p text:style-name="Text_20_body">Pre-printed (scan on sale) tickets</text:p>
      <text:p text:style-name="Text_20_body">Print on-demand tickets</text:p>
      <text:h text:style-name="Heading_20_1" text:outline-level="1"><text:soft-page-break/>Components</text:h>
      <text:p text:style-name="Standard"/>
      <text:p text:style-name="Standard"><draw:frame draw:style-name="fr1" draw:name="Frame1" text:anchor-type="paragraph" svg:x="0.5063in" svg:y="0.0957in" svg:width="5.4965in" draw:z-index="0"><draw:text-box fo:min-height="3.7846in"><text:p text:style-name="Frame_20_contents"><draw:frame text:anchor-type="paragraph" draw:z-index="1" draw:style-name="gr1" draw:text-style-name="P91" svg:width="0.5106in" svg:height="0.4276in" svg:x="0.8563in" svg:y="0.6547in"><draw:text-box><text:p text:style-name="P91">Ticket Booth</text:p></draw:text-box></draw:frame><draw:frame text:anchor-type="paragraph" draw:z-index="2" draw:style-name="gr2" draw:text-style-name="P91" svg:width="1.2921in" svg:height="0.198in" draw:transform="rotate (1.5707963267949) translate (1.05347222222222in 2.83263888888889in)"><draw:text-box><text:p text:style-name="P91">Ticket Queue</text:p></draw:text-box></draw:frame><draw:frame text:anchor-type="paragraph" draw:z-index="3" draw:style-name="gr2" draw:text-style-name="P91" svg:width="1.2921in" svg:height="0.198in" draw:transform="rotate (1.5707963267949) translate (2.90763888888889in 2.48888888888889in)"><draw:text-box><text:p text:style-name="P91">VIP Queue</text:p></draw:text-box></draw:frame><draw:frame text:anchor-type="paragraph" draw:z-index="4" draw:style-name="gr2" draw:text-style-name="P91" svg:width="1.2921in" svg:height="0.198in" draw:transform="rotate (1.5707963267949) translate (2.47083333333333in 2.48888888888889in)"><draw:text-box><text:p text:style-name="P91">Regular Queue</text:p></draw:text-box></draw:frame><draw:frame text:anchor-type="paragraph" draw:z-index="5" draw:style-name="gr3" svg:width="0.6567in" svg:height="0.4276in" svg:x="1.0543in" svg:y="3.0402in"><draw:text-box><text:p text:style-name="P91">Online</text:p><text:p text:style-name="P91">Purchase</text:p></draw:text-box></draw:frame><draw:line text:anchor-type="paragraph" draw:z-index="6" draw:style-name="gr4" draw:text-style-name="P91" svg:x1="1.3665in" svg:y1="0.8598in" svg:x2="2.4709in" svg:y2="3.2035in"><text:p/></draw:line><draw:line text:anchor-type="paragraph" draw:z-index="7" draw:style-name="gr4" draw:text-style-name="P91" svg:x1="2.7626in" svg:y1="2.978in" svg:x2="2.5646in" svg:y2="2.489in"><text:p/></draw:line><draw:line text:anchor-type="paragraph" draw:z-index="8" draw:style-name="gr4" draw:text-style-name="P91" svg:x1="3.0539in" svg:y1="1.1972in" svg:x2="2.8665in" svg:y2="0.7453in"><text:p/></draw:line><draw:line text:anchor-type="paragraph" draw:z-index="9" draw:style-name="gr4" draw:text-style-name="P91" svg:x1="2.5646in" svg:y1="1.1972in" svg:x2="2.8043in" svg:y2="0.7453in"><text:p/></draw:line><draw:line text:anchor-type="paragraph" draw:z-index="10" draw:style-name="gr4" draw:text-style-name="P91" svg:x1="1.1472in" svg:y1="1.5409in" svg:x2="1.1472in" svg:y2="1.0819in"><text:p/></draw:line><draw:line text:anchor-type="paragraph" draw:z-index="11" draw:style-name="gr4" draw:text-style-name="P91" svg:x1="1.7102in" svg:y1="3.287in" svg:x2="2.4705in" svg:y2="3.2035in"><text:p/></draw:line><draw:custom-shape text:anchor-type="paragraph" draw:z-index="12" draw:style-name="gr1" draw:text-style-name="P91" svg:width="0.7087in" svg:height="0.4169in" svg:x="2.45in" svg:y="0.3283in"><text:p text:style-name="P91">Entry</text:p><text:p text:style-name="P91">Sent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91" svg:width="0.7087in" svg:height="0.4169in" svg:x="2.4709in" svg:y="3.0055in"><text:p text:style-name="P91">Courtesy</text:p><text:p text:style-name="P91">Chec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5" draw:text-style-name="P91" svg:width="0.6394in" svg:height="0.3843in" svg:x="3.2799in" svg:y="1.2437in"><draw:text-box><text:p text:style-name="P91">Timed Hold 1</text:p></draw:text-box></draw:frame><draw:frame text:anchor-type="paragraph" draw:z-index="15" draw:style-name="gr6" draw:text-style-name="P91" svg:width="0.6394in" svg:height="0.3941in" svg:x="4.2071in" svg:y="2.1398in"><draw:text-box><text:p text:style-name="P91">Timed Hold 3</text:p></draw:text-box></draw:frame><draw:frame text:anchor-type="paragraph" draw:z-index="16" draw:style-name="gr5" draw:text-style-name="P91" svg:width="0.6394in" svg:height="0.3843in" svg:x="3.7591in" svg:y="1.6791in"><draw:text-box><text:p text:style-name="P91">Timed Hold 2</text:p></draw:text-box></draw:frame><draw:line text:anchor-type="paragraph" draw:z-index="17" draw:style-name="gr4" draw:text-style-name="P91" svg:x1="2.8772in" svg:y1="2.978in" svg:x2="3.0437in" svg:y2="2.489in"><text:p/></draw:line><draw:line text:anchor-type="paragraph" draw:z-index="18" draw:style-name="gr4" draw:text-style-name="P91" svg:x1="3.0437in" svg:y1="2.978in" svg:x2="4.648in" svg:y2="2.5335in"><text:p/></draw:line><draw:line text:anchor-type="paragraph" draw:z-index="19" draw:style-name="gr4" draw:text-style-name="P91" svg:x1="3.0437in" svg:y1="2.978in" svg:x2="4.0854in" svg:y2="2.0626in"><text:p/></draw:line><draw:line text:anchor-type="paragraph" draw:z-index="20" draw:style-name="gr4" draw:text-style-name="P91" svg:x1="3.0437in" svg:y1="2.978in" svg:x2="3.5854in" svg:y2="1.6272in"><text:p/></draw:line><draw:line text:anchor-type="paragraph" draw:z-index="21" draw:style-name="gr4" draw:text-style-name="P91" svg:x1="3.5646in" svg:y1="1.2437in" svg:x2="3.5646in" svg:y2="0.6374in"><text:p/></draw:line><draw:line text:anchor-type="paragraph" draw:z-index="22" draw:style-name="gr4" draw:text-style-name="P91" svg:x1="4.1063in" svg:y1="1.6791in" svg:x2="4.1063in" svg:y2="0.6272in"><text:p/></draw:line><draw:line text:anchor-type="paragraph" draw:z-index="23" draw:style-name="gr4" draw:text-style-name="P91" svg:x1="4.5228in" svg:y1="2.1398in" svg:x2="4.5228in" svg:y2="0.6272in"><text:p/></draw:line><draw:line text:anchor-type="paragraph" draw:z-index="24" draw:style-name="gr4" draw:text-style-name="P91" svg:x1="4.7626in" svg:y1="0.6272in" svg:x2="3.1583in" svg:y2="0.6272in"><text:p/></draw:line></text:p></draw:text-box></draw:frame>Ticket Booth</text:p>
      <text:p text:style-name="Standard">Ticket Queue</text:p>
      <text:p text:style-name="Standard">Courtesy Check</text:p>
      <text:p text:style-name="Standard">Regular Queue</text:p>
      <text:p text:style-name="Standard">VIP Queue</text:p>
      <text:p text:style-name="Standard">Entry Sentry</text:p>
      <text:p text:style-name="Standard"/>
      <text:p text:style-name="Standard">Customer Home Computer</text:p>
      <text:p text:style-name="Standard"/>
      <text:h text:style-name="Heading_20_1" text:outline-level="1">File Hierarchy Standard</text:h>
      <text:h text:style-name="Heading_20_2" text:outline-level="2">Point-of-Sale Systems</text:h>
      <text:p text:style-name="Text_20_body">I use the FHS 2.3/Debian standard structure.</text:p>
      <text:h text:style-name="Heading_20_2" text:outline-level="2">Access Control</text:h>
      <text:p text:style-name="Text_20_body">Same as Point-of-Sale, I use the FHS 2.3/Debian standard structure.</text:p>
      <text:h text:style-name="Heading_20_2" text:outline-level="2">Web</text:h>
      <text:p text:style-name="Text_20_body">The web site installation is a bit problematic. <text:s/>The web hosting service (GoDaddy at this time) gives a non-root account, with no ability to install modules in the standard places. <text:s/>Essentially, it all runs from my “user” account.</text:p>
      <text:p text:style-name="Text_20_body"><text:soft-page-break/>So, our hauntix scripts need to look for modules in the usual places, and our local .pm location. <text:s/>Plus, it needs to find the local .pm's when run as a web service – via apache – and when testing, logged in to the web host service.</text:p>
      <text:p text:style-name="Text_20_body">Thus, I use a modified include path and modified root location for all files. <text:s/>For Perl modules, I put the files in ~/pm. <text:s/>Example: Term::Emit would be ~/pm/Term/Emit.pm . <text:s/>All Perl scripts need </text:p>
      <text:p text:style-name="P22"><text:s text:c="2"/>use lib $ENV{HOME} . q{/pm};<text:line-break/> <text:s/>use lib $ENV{DOCUMENT_ROOT} . q{/../pm};</text:p>
      <text:p text:style-name="Text_20_body">in them to find this additional @INC path. <text:s/></text:p>
      <text:p text:style-name="Text_20_body">Also note that because I can't do compilations on the hosting systems, all XS and similar modules are excluded – they all have to be Pure Perl. <text:s/>This includes Scope::Upper, which is needed by Term::Emit.</text:p>
      <text:p text:style-name="Text_20_body">Here's the structure:</text:p>
      <text:p text:style-name="P22"/>
      <text:p text:style-name="P22"><text:s text:c="2"/>$HOME/</text:p>
      <text:p text:style-name="P22"><text:s text:c="4"/>bin/<text:tab/>htx binary scripts (htx-ccproc, ...)</text:p>
      <text:p text:style-name="P22"><text:s text:c="4"/>cgi/<text:tab/>==&gt; softlink to html/cgi, provided by hosting service</text:p>
      <text:p text:style-name="P22"><text:s text:c="4"/>data/ <text:tab/>provided by hosting service, we don't use it</text:p>
      <text:p text:style-name="P22"><text:s text:c="4"/>html/<text:tab/>our static pages; also DOCUMENT_ROOT as provided by hosting service</text:p>
      <text:p text:style-name="P22"><text:tab/>cgi/<text:tab/>location of htxWeb*.cgi scripts</text:p>
      <text:p text:style-name="P22"><text:s text:c="4"/>etc/</text:p>
      <text:p text:style-name="P22"><text:s text:c="6"/>htx/<text:tab/>Configuration files (hauntix.conf, db init scripts, <text:s/>…)</text:p>
      <text:p text:style-name="P22"><text:s text:c="4"/>pm/<text:tab/>Perl modules we had to install, including htx:: modules</text:p>
      <text:p text:style-name="P22"/>
      <text:p text:style-name="Text_20_body">This may be useful:</text:p>
      <text:p text:style-name="P16"><text:a xlink:type="simple" xlink:href="http://servers.digitaldaze.com/extensions/perl/modules.html">http://servers.digitaldaze.com/extensions/perl/modules.html</text:a></text:p>
      <text:p text:style-name="P16"><text:a xlink:type="simple" xlink:href="http://stackoverflow.com/questions/2980297/how-can-i-use-cpan-as-a-non-root-user">http://stackoverflow.com/questions/2980297/how-can-i-use-cpan-as-a-non-root-user</text:a></text:p>
      <text:p text:style-name="P16"><text:a xlink:type="simple" xlink:href="http://www.farhadsaberi.com/perl/2010/09/install-cpan-modules-under-a-different-directory-than-the-default.html">http://www.farhadsaberi.com/perl/2010/09/install-cpan-modules-under-a-different-directory-than-the-default.html</text:a></text:p>
      <text:p text:style-name="P16"/>
      <text:h text:style-name="Heading_20_1" text:outline-level="1">Primary Identifiers</text:h>
      <text:h text:style-name="Heading_20_2" text:outline-level="2">Transaction ID</text:h>
      <text:p text:style-name="Text_20_body">A unique identifier for every transaction (sale) performed from any station or web-site.</text:p>
      <text:p text:style-name="Text_20_body">Comprised of a two-digit modified station identifier (where 0=00, 1=01, <text:s/>A=17, Z=42) and a ten-digit sequential, increasing time value (actually, it's the epoch time in decimal).</text:p>
      <text:p text:style-name="Text_20_body">Note: This scheme means that at most one transaction ID may be generated per station.</text:p>
      <text:h text:style-name="Heading_20_2" text:outline-level="2">Ticket Number</text:h>
      <text:p text:style-name="Text_20_body">A ticket number is comprised of two parts: a ticket ID and an entropy code.</text:p>
      <table:table table:name="Table1" table:style-name="Table1">
        <table:table-column table:style-name="Table1.A"/>
        <table:table-column table:style-name="Table1.B"/>
        <text:soft-page-break/>
        <table:table-row>
          <table:table-cell table:style-name="Table1.A1" office:value-type="string">
            <text:p text:style-name="P20">Ticket ID</text:p>
          </table:table-cell>
          <table:table-cell table:style-name="Table1.B1" office:value-type="string">
            <text:p text:style-name="P20">Entropy Code</text:p>
          </table:table-cell>
        </table:table-row>
        <table:table-row>
          <table:table-cell table:style-name="Table1.A2" office:value-type="float" office:value="123">
            <text:p text:style-name="P20">123</text:p>
          </table:table-cell>
          <table:table-cell table:style-name="Table1.B2" office:value-type="float" office:value="9037">
            <text:p text:style-name="P20">9037</text:p>
          </table:table-cell>
        </table:table-row>
      </table:table>
      <text:p text:style-name="Text_20_body"/>
      <text:p text:style-name="Text_20_body">The above example ticket number is 1239037. <text:s/>Because I've select the pre-loaded ticket model, instead of the generate on-demand ticket model, this simplifies the ticket number scheme. <text:s/>There's no worry about ticket ID's colliding if they're generated in two places, because they're only generated in one. <text:s/>A check digit doesn't gain us much, either, because we have to check the database anyway.</text:p>
      <text:h text:style-name="Heading_20_3" text:outline-level="3">Ticket ID</text:h>
      <text:p text:style-name="Text_20_body">A sequential integer.</text:p>
      <text:h text:style-name="Heading_20_3" text:outline-level="3">Entropy Code</text:h>
      <text:p text:style-name="Text_20_body">A four-digit random number (0000-9999) generated when a ticket is created. <text:s/>The rationale for this is to make ticket numbers less predictable.</text:p>
      <text:h text:style-name="Heading_20_2" text:outline-level="2">Ticket Pool</text:h>
      <text:p text:style-name="Text_20_body">An attribute of a ticket record, the tixPool is a single case-insensitive character that identifies what stations can sell this ticket. <text:s/>Typically the pool is either 'b' for Ticket Booth, or 'w' for Web-site sales. <text:s/>Note that this is related to, but not the same as, a Station ID. <text:s/>Normally displayed in lowercase.</text:p>
      <text:h text:style-name="Heading_20_2" text:outline-level="2">Station ID</text:h>
      <text:p text:style-name="Text_20_body">Identifies the point-of-sale terminal associated with the sale or ticket, etc. <text:s/>The station ID is a single upper-case alphanumeric character (0-9, A-Z). </text:p>
      <text:p text:style-name="Text_20_body">The four characters W, X, Y, and Z are reserved for the station identifier for web site sales. <text:s/>Probably all you'll ever use is the 'W' station ID for your web sales server.</text:p>
      <text:h text:style-name="Heading_20_2" text:outline-level="2">Show Class</text:h>
      <text:p text:style-name="Text_20_body">A string indicating the class of the show: Regular or VIP, for example. <text:s/>1 to 8 character, case-insensitive.</text:p>
      <text:h text:style-name="P85" text:outline-level="2">Discount Class</text:h>
      <text:p text:style-name="Text_20_body">A string used to associate discounts with products. <text:s/>1 to 8 character, case-insensitive.</text:p>
      <text:h text:style-name="P85" text:outline-level="2"><text:span text:style-name="T15">Pickup</text:span> Code</text:h>
      <text:p text:style-name="Text_20_body">A random, non-predictable, unique code that is related to a transaction. <text:s/>It's used to pickup a pre-purchased or discounted set of tickets or other merchandise (whatever is on the transaction), from the web-site (tickets only) or the ticket booth will-call (tickets and merchandise). <text:s/>Currently, it's a combination of the transaction ID and a positive random five-digit integer, displayed like this: </text:p>
      <text:p text:style-name="Text_20_body">4567-01235</text:p>
      <text:p text:style-name="Text_20_body">The leading part is just the transaction number, and the latter part is the random pickup code.</text:p>
      <text:p text:style-name="Text_20_body"><text:soft-page-break/></text:p>
      <text:h text:style-name="Heading_20_1" text:outline-level="1">Data Model</text:h>
      <text:h text:style-name="Heading_20_2" text:outline-level="2"><draw:frame draw:style-name="fr2" draw:name="Frame2" text:anchor-type="paragraph" svg:x="-0.0126in" svg:y="0.2457in" svg:width="6.95in" draw:z-index="25"><draw:text-box fo:min-height="3.6161in"><text:p text:style-name="Frame_20_contents"><draw:rect text:anchor-type="paragraph" draw:z-index="52" draw:style-name="gr9" draw:text-style-name="P93" svg:width="0.8543in" svg:height="0.313in" svg:x="1.702in" svg:y="1.9181in"><text:p text:style-name="P91"><text:span text:style-name="T61">sales</text:span></text:p></draw:rect><draw:rect text:anchor-type="paragraph" draw:z-index="51" draw:style-name="gr9" draw:text-style-name="P93" svg:width="0.8543in" svg:height="0.313in" svg:x="2.7752in" svg:y="2.5484in"><text:p text:style-name="P91"><text:span text:style-name="T61">tickets</text:span></text:p></draw:rect><draw:rect text:anchor-type="paragraph" draw:z-index="50" draw:style-name="gr9" draw:text-style-name="P93" svg:width="0.8543in" svg:height="0.313in" svg:x="1.7126in" svg:y="1.0744in"><text:p text:style-name="P91"><text:span text:style-name="T61">charges</text:span></text:p></draw:rect><draw:rect text:anchor-type="paragraph" draw:z-index="49" draw:style-name="gr9" draw:text-style-name="P93" svg:width="0.8543in" svg:height="0.313in" svg:x="4.2957in" svg:y="2.5016in"><text:p text:style-name="P91"><text:span text:style-name="T61">shows</text:span></text:p></draw:rect><draw:rect text:anchor-type="paragraph" draw:z-index="48" draw:style-name="gr9" draw:text-style-name="P93" svg:width="0.8543in" svg:height="0.313in" svg:x="0.952in" svg:y="0.6472in"><text:p text:style-name="P91"><text:span text:style-name="T61">transactions</text:span></text:p></draw:rect><draw:rect text:anchor-type="paragraph" draw:z-index="47" draw:style-name="gr9" draw:text-style-name="P93" svg:width="0.8543in" svg:height="0.313in" svg:x="1.7126in" svg:y="1.4598in"><text:p text:style-name="P91"><text:span text:style-name="T61">checks</text:span></text:p></draw:rect><draw:line text:anchor-type="paragraph" draw:z-index="46" draw:style-name="gr12" draw:text-style-name="P91" svg:x1="1.4937in" svg:y1="0.9598in" svg:x2="1.7126in" svg:y2="1.1472in"><text:p/></draw:line><draw:line text:anchor-type="paragraph" draw:z-index="45" draw:style-name="gr12" draw:text-style-name="P91" svg:x1="1.3689in" svg:y1="0.9598in" svg:x2="1.7126in" svg:y2="1.5642in"><text:p/></draw:line><draw:line text:anchor-type="paragraph" draw:z-index="44" draw:style-name="gr12" draw:text-style-name="P91" svg:x1="1.202in" svg:y1="0.9598in" svg:x2="1.702in" svg:y2="2.0118in"><text:p/></draw:line><draw:rect text:anchor-type="paragraph" draw:z-index="43" draw:style-name="gr9" draw:text-style-name="P93" svg:width="0.8543in" svg:height="0.313in" svg:x="0.2807in" svg:y="1.9772in"><text:p text:style-name="P91"><text:span text:style-name="T61">config</text:span></text:p></draw:rect><draw:line text:anchor-type="paragraph" draw:z-index="42" draw:style-name="gr11" draw:text-style-name="P91" svg:x1="2.7752in" svg:y1="2.5484in" svg:x2="2.5563in" svg:y2="2.0846in"><text:p/></draw:line><draw:line text:anchor-type="paragraph" draw:z-index="41" draw:style-name="gr11" draw:text-style-name="P91" svg:x1="3.6291in" svg:y1="2.6972in" svg:x2="4.2957in" svg:y2="2.6626in"><text:p/></draw:line><draw:frame text:anchor-type="paragraph" draw:z-index="40" draw:style-name="gr10" draw:text-style-name="P92" svg:width="0.3858in" svg:height="0.1252in" svg:x="3.702in" svg:y="2.6972in"><draw:text-box><text:p><text:span text:style-name="T60">shoId</text:span></text:p></draw:text-box></draw:frame><draw:frame text:anchor-type="paragraph" draw:z-index="39" draw:style-name="gr10" draw:text-style-name="P92" svg:width="0.4858in" svg:height="0.1252in" draw:transform="rotate (0.122173047639603) translate (2.13680555555556in 2.61875in)"><draw:text-box><text:p><text:span text:style-name="T60">scnNumber</text:span></text:p></draw:text-box></draw:frame><draw:frame text:anchor-type="paragraph" draw:z-index="38" draw:style-name="gr10" draw:text-style-name="P92" svg:width="0.3858in" svg:height="0.1252in" svg:x="1.202in" svg:y="1.5146in"><draw:text-box><text:p><text:span text:style-name="T60">trnId</text:span></text:p></draw:text-box></draw:frame><draw:rect text:anchor-type="paragraph" draw:z-index="37" draw:style-name="gr9" draw:text-style-name="P93" svg:width="0.8543in" svg:height="0.313in" svg:x="3.3591in" svg:y="0.8319in"><text:p text:style-name="P91"><text:span text:style-name="T61">products</text:span></text:p></draw:rect><draw:rect text:anchor-type="paragraph" draw:z-index="36" draw:style-name="gr9" draw:text-style-name="P93" svg:width="0.8543in" svg:height="0.313in" svg:x="3.3756in" svg:y="1.2661in"><text:p text:style-name="P91"><text:span text:style-name="T61">updates</text:span></text:p></draw:rect><draw:rect text:anchor-type="paragraph" draw:z-index="35" draw:style-name="gr9" draw:text-style-name="P93" svg:width="0.8543in" svg:height="0.313in" svg:x="3.3764in" svg:y="1.6654in"><text:p text:style-name="P91"><text:span text:style-name="T61">discounts</text:span></text:p></draw:rect><draw:line text:anchor-type="paragraph" draw:z-index="34" draw:style-name="gr8" draw:text-style-name="P91" svg:x1="2.5563in" svg:y1="2.0189in" svg:x2="3.3591in" svg:y2="0.9772in"><text:p/></draw:line><draw:line text:anchor-type="paragraph" draw:z-index="33" draw:style-name="gr8" draw:text-style-name="P91" svg:x1="3.3591in" svg:y1="1.4374in" svg:x2="2.5563in" svg:y2="2.0185in"><text:p/></draw:line><draw:line text:anchor-type="paragraph" draw:z-index="32" draw:style-name="gr8" draw:text-style-name="P91" svg:x1="3.3591in" svg:y1="1.8366in" svg:x2="2.5134in" svg:y2="2.0185in"><text:p/></draw:line><draw:frame text:anchor-type="paragraph" draw:z-index="31" draw:style-name="gr10" draw:text-style-name="P92" svg:width="0.9378in" svg:height="0.1252in" draw:transform="rotate (0.855211333477222) translate (2.62291666666667in 1.71041666666667in)"><draw:text-box><text:p><text:span text:style-name="T60">SalName = prdName</text:span></text:p></draw:text-box></draw:frame><draw:frame text:anchor-type="paragraph" draw:z-index="30" draw:style-name="gr10" draw:text-style-name="P92" svg:width="0.3858in" svg:height="0.1252in" svg:x="2.7118in" svg:y="2.1673in"><draw:text-box><text:p><text:span text:style-name="T60">salId</text:span></text:p></draw:text-box></draw:frame><draw:frame text:anchor-type="paragraph" draw:z-index="29" draw:style-name="gr7" draw:text-style-name="P92" svg:width="1.7335in" svg:height="0.4906in" svg:x="2.8425in" svg:y="0.302in"><draw:text-box><text:p><text:span text:style-name="T60">Because product, update, and discount names change over time, the linkage to a sale is soft.</text:span></text:p></draw:text-box></draw:frame><draw:rect text:anchor-type="paragraph" draw:z-index="28" draw:style-name="gr9" draw:text-style-name="P93" svg:width="0.8543in" svg:height="0.313in" svg:x="1.2181in" svg:y="2.6126in"><text:p text:style-name="P91"><text:span text:style-name="T61">scans</text:span></text:p></draw:rect><draw:line text:anchor-type="paragraph" draw:z-index="27" draw:style-name="gr8" draw:text-style-name="P91" svg:x1="2.072in" svg:y1="2.774in" svg:x2="2.7748in" svg:y2="2.7075in"><text:p/></draw:line><draw:frame text:anchor-type="paragraph" draw:z-index="26" draw:style-name="gr7" draw:text-style-name="P92" svg:width="1.7335in" svg:height="0.4906in" svg:x="1.811in" svg:y="2.9791in"><draw:text-box><text:p><text:span text:style-name="T60">Scans record both good barcodes (ticket numbers) and bad. <text:s/>So the link to tickets is soft.</text:span></text:p></draw:text-box></draw:frame><draw:polyline text:anchor-type="paragraph" draw:z-index="53" draw:style-name="gr13" draw:text-style-name="P91" svg:width="1.7394in" svg:height="0.4161in" svg:x="2.5563in" svg:y="2.0846in" svg:viewBox="0 0 4419 1058" draw:points="0,0 2424,166 4419,1058"><text:p/></draw:polyline><draw:line text:anchor-type="paragraph" draw:z-index="54" draw:style-name="gr13" draw:text-style-name="P91" svg:x1="4.7126in" svg:y1="1.5846in" svg:x2="5.448in" svg:y2="1.5846in"><text:p/></draw:line><draw:frame text:anchor-type="paragraph" draw:z-index="55" draw:style-name="gr10" draw:text-style-name="P94" svg:width="1.1043in" svg:height="0.1331in" svg:x="5.5102in" svg:y="1.5354in"><draw:text-box><text:p><text:span text:style-name="T62">In-memory link only</text:span></text:p></draw:text-box></draw:frame><draw:line text:anchor-type="paragraph" draw:z-index="56" draw:style-name="gr11" draw:text-style-name="P91" svg:x1="4.7126in" svg:y1="1.3535in" svg:x2="5.4791in" svg:y2="1.3583in"><text:p/></draw:line><draw:frame text:anchor-type="paragraph" draw:z-index="57" draw:style-name="gr10" draw:text-style-name="P94" svg:width="1.1043in" svg:height="0.1331in" svg:x="5.5102in" svg:y="1.2752in"><draw:text-box><text:p><text:span text:style-name="T62">Database linkage</text:span></text:p></draw:text-box></draw:frame><draw:polyline text:anchor-type="paragraph" draw:z-index="58" draw:style-name="gr13" draw:text-style-name="P91" svg:width="0.6287in" svg:height="1.0594in" svg:x="1.0728in" svg:y="1.0354in" svg:viewBox="0 0 1598 2692" draw:points="27,0 0,1456 476,2090 1598,2692"><text:p/></draw:polyline><draw:polyline text:anchor-type="paragraph" draw:z-index="59" draw:style-name="gr13" draw:text-style-name="P91" svg:width="1.7079in" svg:height="1.5339in" svg:x="1.0209in" svg:y="1.0146in" svg:viewBox="0 0 4339 3897" draw:points="0,0 0,1561 1360,3360 4339,3897"><text:p/></draw:polyline><draw:polyline text:anchor-type="paragraph" draw:z-index="60" draw:style-name="gr13" draw:text-style-name="P91" svg:width="0.4642in" svg:height="0.2811in" svg:x="1.8063in" svg:y="0.7921in" svg:viewBox="0 0 1180 715" draw:points="0,0 915,0 1180,715"><text:p/></draw:polyline><draw:polyline text:anchor-type="paragraph" draw:z-index="61" draw:style-name="gr13" draw:text-style-name="P91" svg:width="0.9016in" svg:height="0.4638in" svg:x="2.5563in" svg:y="2.0846in" svg:viewBox="0 0 2291 1179" draw:points="0,0 1736,325 2291,1179"><text:p/></draw:polyline></text:p></draw:text-box></draw:frame>What's It Look Like in the Database?</text:h>
      <text:p text:style-name="Text_20_body">This section outlines some non-obvious cases of how a scenario is represented in the data model.</text:p>
      <text:h text:style-name="Heading_20_3" text:outline-level="3">Open Tickets to a Show</text:h>
      <text:p text:style-name="Text_20_body">This is a “normal” case: tickets may be used anytime during the run of the show. <text:s/>For example, the event runs on most nights in October. <text:s/>There's one product, the ticket product for the show. <text:s text:c="2"/>The product name and product class match the name and class of the one show, with <text:span text:style-name="Variable">prdIsTicket</text:span> set true, but <text:span text:style-name="Variable">prdIsTimed</text:span> set false. <text:s/>Define the show with a very long <text:span text:style-name="Variable">shoSellUntil</text:span> value, a large enough value to cover the entire event. <text:s text:c="2"/>Then a bunch of tickets are loaded for that show.</text:p>
      <text:h text:style-name="Heading_20_3" text:outline-level="3">Regular and VIP Class Tickets, Open Tickets for Both</text:h>
      <text:p text:style-name="Text_20_body">Anther “normal” case. <text:s/>This is just like the prior case, but doubled – two products, two shows. <text:s/>Two classes – “REG” and “VIP” (whatever). <text:s/>Load two sets of tickets, one for each show.</text:p>
      <text:h text:style-name="Heading_20_3" text:outline-level="3">Daily Tickets to a Show</text:h>
      <text:p text:style-name="P1">Daily Tickets<text:span text:style-name="T10"> are halfway between Open Tickets and Timed Tickets. <text:s/>They're good for only a particular day, but patrons may arrive any time that day.</text:span></text:p>
      <text:p text:style-name="P6">There's one product (or more) for each class of ticket to the show. <text:s/>Set prdIsDaily to true. <text:s/>Define one show per day, and assign the desired number of tickets to each show. <text:s text:c="2"/>If you want to have different prices for different days, you'll need to define different products, one for each price point.</text:p>
      <text:h text:style-name="Heading_20_3" text:outline-level="3"><text:soft-page-break/>Reserved Tickets (Timed) to a Show</text:h>
      <text:p text:style-name="Text_20_body">This is another “normal” case: tickets are only good for entry at a specific day and time, for a specific show one selected night. <text:s/>Guests can use their ticket only for that one show. <text:s/>For example, the event has shows at 8pm and 10pm on multiple nights. <text:s/>Define one product for your show, and set it as timed using <text:span text:style-name="Variable">prdIsTimed</text:span> set true. <text:s/>Then define multiple shows for each night and time during the run of the event. <text:s text:c="2"/>The <text:span text:style-name="Variable">shoSellUntil</text:span> value is set to a short time, such as 20 minutes after the start of the show. <text:s/>Then, a set of tickets are loaded for each show (split across web and booth sales). <text:s/>This limits the number of guests that can attend each show (but you can always load more as needed).</text:p>
      <text:h text:style-name="Heading_20_3" text:outline-level="3">Regular and VIP Class Tickets, Reserved (Timed) for Both</text:h>
      <text:p text:style-name="Text_20_body">Create two products each with its own class (“TREG” and “TVIP” perhaps). <text:s/>Create <text:span text:style-name="T8">many</text:span> shows, perhaps hundreds, two for each possible entry timeslot – for example, every half hour for every day that the event is open. <text:s/>One show per timeslot is the regular class, the other is the VIP class. <text:s/>Create and associate an appropriate number of tickets for each of the many shows.</text:p>
      <text:h text:style-name="Heading_20_3" text:outline-level="3">Regular is General Admission, VIP is Reserved (Timed)</text:h>
      <text:p text:style-name="Text_20_body">This scenario mixes G.A. and reserved (timed) tickets. <text:s/>Create two products using different classes (“REG” and “TVIP” for example). <text:s/>Set the TVIP product as timed. <text:s/>Create just one show for the general admission regular class, that spans the entire event. <text:s/>Then create many little shows, one for each entry timeslot – every half hour perhaps – with the TVIP class. <text:s/>Load a bunch of tickets for the REG show, and an appropriate limited number of tickets for each of the many TVIP shows.</text:p>
      <text:h text:style-name="Heading_20_3" text:outline-level="3">Early and Late Shows, but General Admission</text:h>
      <text:p text:style-name="Text_20_body">Guests buy tickets for either an early show or a late show; the ticket is valid any night the event is open, but only for that particular show. <text:s text:c="2"/>Define two products, “Early Show” and “Late Show” perhaps. <text:s/>They can have the same class. <text:s/>Create two shows that both run the duration of the event, the show names match the associated product name.</text:p>
      <text:p text:style-name="Note">Note: <text:s/>This needs work – the entry control system (scanning point) would have no idea if the ticket is valid for the show, because a show does not have an start and end time for each night – just the start and end for the entire run. <text:s/>Perhaps associate a calendar object to each show???</text:p>
      <text:h text:style-name="Heading_20_3" text:outline-level="3">Early-Season and Busy-Season Shows</text:h>
      <text:p text:style-name="Text_20_body">Sometimes tickets are given away or sold at a discount, to be used only during the non-busy (early-season) times of the event. <text:s/>For this scenario, define an early show that spans just the early times; then a busy-season show that spans the busy time (or the whole of the event). <text:s/>Load tickets for each show, and associate a product with each.</text:p>
      <text:h text:style-name="Heading_20_3" text:outline-level="3">Weekday/Weekend Pricing, General Admission, Multiple Show Classes</text:h>
      <text:p text:style-name="Text_20_body">You have both VIP and Regular class tickets. <text:s/>But weekday tickets are cheaper than weekend tickets.</text:p>
      <text:p text:style-name="Text_20_body">Define four products: <text:s/>Midweek regular (MWREG), Midweek VIP (MWVIP), Weekend Regular (WEREG), and Weekend VIP (WEVIP). <text:s/>Define four shows, one for each of the classes, that span the entire event.</text:p>
      <text:p text:style-name="Note"><text:soft-page-break/>Note: <text:s/>This needs work – the entry control system (scanning point) would have no idea if the ticket is valid for the show, because a show does not have an start and end time for each night – just the start and end for the entire run. <text:s/>Perhaps associate a calendar object to each show???</text:p>
      <text:h text:style-name="Heading_20_3" text:outline-level="3">FlexTix: Reserved Tickets Purchased, But Show Time Not Selected</text:h>
      <text:p text:style-name="Text_20_body">This case occurs on freebe (giveaway) tickets, staff comps, or gift purchases of tickets. <text:s/>The recipient is given a Pickup Code, which links to a transaction. <text:s/>The recipient can later go to the website and select a time, or come to Will Call to select the time.</text:p>
      <text:p text:style-name="Text_20_body">This is represented by a transaction that contains a sale record with <text:span text:style-name="Variable">salIsTicket</text:span>, but no tickets exist with <text:s/><text:span text:style-name="Variable">salId</text:span> set to the sale record Id.</text:p>
      <text:p text:style-name="Text_20_body">Internally, the show selection functions return a <text:span text:style-name="Variable">shoId</text:span> of 0 to indicate this condition.</text:p>
      <text:p text:style-name="Note"><text:span text:style-name="T7">Note: The price paid for pre-purchased tickets </text:span>comes<text:span text:style-name="T7"> from the </text:span><text:span text:style-name="Variable"><text:span text:style-name="T7">prdCost</text:span></text:span><text:span text:style-name="T7"> product cost definition in the database, not the show cost. <text:s/>Normally, this cost is set to the highest of all the show prices.</text:span></text:p>
      <text:p text:style-name="P19"/>
      <text:p text:style-name="P23">What about the prdClass at purchase time – do we restrict post-purchase selections to the same shoclass, or do it by price – the selected item must cost less than or the same as the purchase price paid?</text:p>
      <text:h text:style-name="P74" text:outline-level="3">Pre-Printed Tickets</text:h>
      <text:p text:style-name="Text_20_body">Pre-printed numbered &amp; barcoded tickets are loaded into the database just like print-on-demand tickets. <text:s/>However, the ticket number is split so the last four digits are the ticket entropy code, the the remaining digits are the ticket ID. <text:s/><text:span text:style-name="T4">***POSSIBLE PROBLEM: <text:s/>This may cause non-unique ticket Ids – must guard against this situation</text:span>! <text:s/>The <text:span text:style-name="Variable">tixIsPreprinted</text:span> value is set to true.</text:p>
      <text:h text:style-name="Heading_20_2" text:outline-level="2">Example Database Queries</text:h>
      <text:h text:style-name="P67" text:outline-level="3">Fix “Removed” Sales</text:h>
      <text:p text:style-name="P14"><text:span text:style-name="T26">There's a bug in HaunTix 0.8 and earlier</text:span> where a sale line gets removed via the UI, but the sale record remains. <text:s/>This query finds those sales for tickets, so you can delete the sale records by salId. <text:s/>Unfortunately, there's no way to find the non-ticket sale lines. <text:s/>:-(</text:p>
      <text:p text:style-name="P14"/>
      <text:p text:style-name="P29"><text:span text:style-name="T54">SELECT</text:span> t.trntimestamp, t.trnstation, x.tixid, t.trnphase as ph,<text:line-break/> <text:s text:c="6"/>t.trncashamount as amt, s.*<text:line-break/> <text:s/><text:span text:style-name="T54">FROM</text:span> transactions t, sales s<text:line-break/> <text:s/>LEFT JOIN tickets x <text:line-break/> <text:s text:c="8"/>ON x.salid=s.salid<text:line-break/> <text:span text:style-name="T54">WHERE</text:span> s.trnid=t.trnid <text:span text:style-name="T54">AND</text:span> x.tixid IS NULL <text:span text:style-name="T54">AND</text:span> s.salisticket=1 <text:span text:style-name="T54">AND</text:span> t.trnphase='z';</text:p>
      <text:p text:style-name="Text_20_body">Delete the <text:span text:style-name="T57">sales with the salId's you find.</text:span></text:p>
      <text:h text:style-name="Heading_20_3" text:outline-level="3"><text:soft-page-break/>Transaction Total Amounts</text:h>
      <text:p text:style-name="Text_20_body">An obvious omission in the transactions table is the total amount of all sold items, including taxes and service charges (trnTotal). <text:s/>This is intentional, because this total is a <text:span text:style-name="T7">derived amount</text:span>. <text:s/>We do not store derived values in the database, lest data inconsistencies arise. <text:s/></text:p>
      <text:p text:style-name="Text_20_body">Computing this total is trivial, and may be done at the database level in a simple query. <text:s/>For example, if the transaction ID is known:</text:p>
      <text:p text:style-name="P24">SELECT SUM(s.salPaid*s.salQuantity)+t.trnServiceCharge+t.trnTaxAmount AS trnTotal <text:line-break/> <text:s/>FROM sales s, transactions t<text:line-break/> WHERE s.trnId = t.trnId<text:line-break/> <text:s text:c="2"/>AND s.trnId = <text:span text:style-name="T7">4709</text:span>;</text:p>
      <text:p text:style-name="Text_20_body">To see all final transaction totals for a range of transactions, a query would look something like this:</text:p>
      <text:p text:style-name="P30">SELECT t.trnId, t.trnTimeStamp,<text:line-break/> <text:s text:c="8"/>SUM(s.salPaid*s.salQuantity)+t.trnServiceCharge+t.trnTaxAmount AS trnTotal <text:line-break/> <text:s/>FROM sales s, transactions t<text:line-break/> WHERE s.trnId = t.trnId<text:line-break/> <text:s text:c="2"/>AND t.trnPhase = 'z'<text:line-break/> <text:s text:c="2"/>AND t.trntimestamp &lt; <text:span text:style-name="T7">'20111006'</text:span> <text:line-break/> GROUP BY t.trnId; </text:p>
      <text:h text:style-name="Heading_20_3" text:outline-level="3">Total “Take”</text:h>
      <text:p text:style-name="Text_20_body">To determine the total “take” - <text:s/>the amount brought in – for a time period, for a particular cashier station or web sales, for whatever – total up the derived trnTotal's using a variation of the above <text:span text:style-name="T7">Transaction Total Amounts</text:span> queries. <text:s/>Simply add the SQL clause “WITH ROLLUP” to the end of the query, after modifying the WHERE clause to select the desired time range and station(s).</text:p>
      <text:p text:style-name="Text_20_body">The following example shows the transaction amounts for every ticket-booth (station 1 and 2) final transaction on the night of Friday, October 14<text:span text:style-name="T27">th</text:span>, and the total amount of all the transactions (the rollup) in the last line.</text:p>
      <text:p text:style-name="P30">SELECT t.trnId, t.trnTimeStamp,<text:line-break/> <text:s text:c="8"/>SUM(s.salPaid*s.salQuantity)+t.trnServiceCharge+t.trnTaxAmount AS trnTotal <text:line-break/> <text:s/>FROM sales s, transactions t<text:line-break/> WHERE s.trnId = t.trnId<text:line-break/> <text:s text:c="2"/>AND t.trnPhase = 'z'<text:line-break/> <text:s text:c="2"/>AND t.trnStation IN (1,2)<text:line-break/> <text:s text:c="2"/>AND t.trnTimestamp &gt; <text:s/><text:span text:style-name="T7">'2011-10-14 03:00'</text:span> <text:line-break/> <text:s text:c="2"/>AND t.trnTimestamp &lt;= <text:span text:style-name="T7">'2011-10-15 03:00'</text:span> <text:line-break/> GROUP BY t.trnId<text:line-break/> <text:s/>WITH ROLLUP;</text:p>
      <text:p text:style-name="Text_20_body">If you're an astute SQL user, you'll realize that simply removing the GROUP BY and WITH ROLLUP clauses gives just the total, without the individual transactions listed:</text:p>
      <text:p text:style-name="P30">SELECT SUM(s.salPaid*s.salQuantity)+t.trnServiceCharge+t.trnTaxAmount AS trnTotal <text:line-break/> <text:s/>FROM sales s, transactions t<text:line-break/> WHERE s.trnId = t.trnId<text:line-break/> <text:s text:c="2"/>AND t.trnPhase = 'z'<text:line-break/> <text:s text:c="2"/>AND t.trnStation IN (1,2)<text:line-break/> <text:s text:c="2"/>AND t.trnTimestamp &gt; <text:s/><text:span text:style-name="T7">'2011-10-14 03:00'</text:span> <text:line-break/> <text:s text:c="2"/>AND t.trnTimestamp &lt;= <text:span text:style-name="T7">'2011-10-15 03:00'</text:span> <text:line-break/>;</text:p>
      <text:h text:style-name="Heading_20_3" text:outline-level="3">Total Checks</text:h>
      <text:p text:style-name="Text_20_body">The total amount paid by checks is just the total of the trnCheckAmount column, for a selected range of transactions. <text:s/>We call this derived check total <text:span text:style-name="T7">trnCheckTotal</text:span>. <text:s/>Note that this just totals the check <text:soft-page-break/>amounts; if your sales policy allows for cash back on transactions paid by checks, you'll need to consider the total cash and charges too to figure how much was actually paid. <text:s/>Example:</text:p>
      <text:p text:style-name="P34">SELECT t.trnId, SUM(t.trnCheckAmount) AS trnCheckTotal<text:line-break/> <text:s/>FROM transactions t<text:line-break/> WHERE t.trnTimestamp &gt; <text:s/>'2011-10-16 03:00'<text:line-break/> <text:s text:c="2"/>AND t.trnTimestamp &lt;= '2011-10-17 03:00'<text:line-break/> GROUP BY t.trnId;</text:p>
      <text:h text:style-name="Heading_20_3" text:outline-level="3">Total Charges</text:h>
      <text:p text:style-name="Text_20_body">What's the total amount charged on credit and debit cards? <text:s/>There's two approaches to determine this. <text:s/>The first looks just at charges over a specific time range, <text:s/>discounting the source of the charge (web or booth stations). <text:s/>The second uses selected transactions and then totals the charges for those transactions, via a simple join.</text:p>
      <text:p text:style-name="Text_20_body">Example - Total of charges in a time range, regardless of transaction station or type:</text:p>
      <text:p text:style-name="P30">SELECT SUM(g.chgAmount)<text:line-break/> <text:s/>FROM charges g<text:line-break/> WHERE chgResponseCode = 0<text:line-break/> <text:s text:c="2"/>AND chgType = 'Charge'<text:line-break/> <text:s text:c="2"/>AND chgTimestamp &gt; <text:s/>'2011-10-16 03:00'<text:line-break/> <text:s text:c="2"/>AND chgTimestamp &lt;= '2011-10-17 03:00'<text:line-break/>;</text:p>
      <text:p text:style-name="Text_20_body">Example - Total charges, selecting charges by specific transactions – time range, booth stations only:</text:p>
      <text:p text:style-name="P30">SELECT SUM(g.chgAmount)<text:line-break/> <text:s/>FROM charges g, transactions t<text:line-break/> WHERE t.trnid = g.trnid<text:line-break/> <text:s text:c="2"/>AND g.chgResponseCode = 0<text:line-break/> <text:s text:c="2"/>AND g.chgType = 'Charge'<text:line-break/> <text:s text:c="2"/>AND t.trnTimestamp &gt; <text:s/>'2011-10-16 03:00'<text:line-break/> <text:s text:c="2"/>AND t.trnTimestamp &lt;= '2011-10-17 03:00'<text:line-break/> <text:s text:c="2"/>AND t.trnPhase='z'<text:line-break/> <text:s text:c="2"/>AND t.trnStation IN (1,2,3)<text:line-break/>;</text:p>
      <text:p text:style-name="P17">Note: the above does NOT consider refunds; do a separate query with the chgType set to 'Refund' to see those.</text:p>
      <text:p text:style-name="Text_20_body">There may be multiple charges for a single transaction; for example, when splitting the cost across multiple credit cards. <text:s text:c="2"/>To find the total charged for each transaction – the derived <text:span text:style-name="T7">chgTotal</text:span> value – <text:s/>sum up the charges but group by the transaction ID:</text:p>
      <text:p text:style-name="P30">SELECT g.trnId, SUM(g.chgAmount) AS chgTotal<text:line-break/> <text:s/>FROM charges g<text:line-break/> WHERE chgResponseCode = 0<text:line-break/> <text:s text:c="2"/>AND chgType = 'Charge'<text:line-break/> <text:s text:c="2"/>AND chgTimestamp &gt; <text:s/>'2011-10-16 03:00'<text:line-break/> <text:s text:c="2"/>AND chgTimestamp &lt;= '2011-10-17 03:00'<text:line-break/> GROUP BY g.trnId<text:line-break/>;</text:p>
      <text:p text:style-name="Text_20_body">Add WITH ROLLUP to get the total of all charges, too.</text:p>
      <text:h text:style-name="Heading_20_3" text:outline-level="3">Total Cash</text:h>
      <text:p text:style-name="Text_20_body">To determine the expected cash amount for a set of transactions – such as a night of operation, we need to determine the <text:span text:style-name="T7">Total Take</text:span> for those transactions, then subtract the charges and checks from them.</text:p>
      <text:p text:style-name="Text_20_body">We CANNOT simply total the trnCashAmount values, because this is the amount of cash <text:span text:style-name="T7">given</text:span> by the <text:soft-page-break/>customer, not the amount of cash owed. <text:s/>For example, for a transaction that totaled $30.00 (trnTotal=3000), a trnCashAmount could be $40.00, meaning that the customer received $10.00 in change.</text:p>
      <text:h text:style-name="P74" text:outline-level="3">Nightly Take Summary</text:h>
      <text:p text:style-name="Text_20_body">We can combine the above queries to give a summary of the cash, check, credit, and total takes, by stations. <text:s/>First, do an inner subquery to get the desired transactions and the trnTotals, then for those transaction Ids, get the check and charge amounts, and subtract those from the total to get the cash take:</text:p>
      <text:p text:style-name="P33">SELECT t.trnId,<text:line-break/> <text:s text:c="6"/>t.trnTimestamp,<text:line-break/> <text:s text:c="6"/>t.trnStation,<text:line-break/> <text:s text:c="6"/>x.trnTotal - x.trnCheckAmount - IFNULL(SUM(g.chgAmount),0) AS trnCashTotal,<text:line-break/> <text:s text:c="6"/>t.trnCheckAmount,<text:line-break/> <text:s text:c="6"/>IFNULL(SUM(g.chgAmount),0) AS chgTotal,<text:line-break/> <text:s text:c="6"/>x.trnTotal<text:line-break/> <text:s/>FROM (<text:span text:style-name="T33">SELECT t.trnId,<text:line-break/> <text:s text:c="14"/>t.trnCheckAmount,<text:line-break/> <text:s text:c="14"/>SUM(s.salPaid*s.salQuantity)+t.trnServiceCharge+t.trnTaxAmount AS trnTotal<text:line-break/> <text:s text:c="9"/>FROM sales s, transactions t <text:line-break/> <text:s text:c="8"/>WHERE s.trnId = t.trnId <text:line-break/> <text:s text:c="10"/>AND t.trnPhase = 'z'<text:line-break/> <text:s text:c="10"/>AND t.trnTimestamp &gt; <text:s/>'2011-10-16 03:00'<text:line-break/> <text:s text:c="10"/>AND t.trnTimestamp &lt;= '2011-10-17 03:00'<text:line-break/> <text:s text:c="8"/>GROUP BY t.trnId</text:span>) AS x,<text:line-break/> <text:s text:c="6"/>transactions t<text:line-break/> LEFT JOIN charges g<text:line-break/> <text:s text:c="3"/>ON t.trnId = g.trnId<text:line-break/> WHERE t.trnId = x.trnId<text:line-break/><text:span text:style-name="T38"> </text:span><text:span text:style-name="T40"><text:s text:c="2"/></text:span><text:span text:style-name="T41">AND IFNULL(g.chgResponseCode,0) = 0</text:span><text:span text:style-name="T40"><text:line-break/></text:span> GROUP BY t.trnId;</text:p>
      <text:p text:style-name="P21">The above lists the cash, check, charge, and total amounts for each of the selected transactions. <text:s/>Wrap this one more time to total up and group the amounts by station:</text:p>
      <text:p text:style-name="P33"><text:span text:style-name="T11">SET @when = '2014-10-</text:span><text:span text:style-name="T12">23</text:span><text:span text:style-name="T11">';<text:line-break/>SET @from = DATE_ADD(@when, INTERVAL 3 HOUR);<text:line-break/>SET @to <text:s text:c="2"/>= DATE_ADD(@from, INTERVAL 1 DAY);<text:line-break/></text:span><text:span text:style-name="T13">SELECT z.trnStation, <text:line-break/> <text:s text:c="6"/>SUM(z.trnCashTotal) <text:s text:c="2"/>AS cashTotal,<text:line-break/> <text:s text:c="6"/>SUM(z.trnCheckAmount) AS checkTotal,<text:line-break/> <text:s text:c="6"/>SUM(z.chgTotal) <text:s text:c="6"/>AS chargeTotal,<text:line-break/> <text:s text:c="6"/>SUM(z.trnTotal) <text:s text:c="6"/>AS stationTotal<text:line-break/> FROM (</text:span><text:span text:style-name="T32">SELECT t.trnId,<text:line-break/> <text:s text:c="13"/>t.trnTimestamp,<text:line-break/> <text:s text:c="13"/>t.trnStation,<text:line-break/> <text:s text:c="13"/>x.trnTotal - x.trnCheckAmount - IFNULL(SUM(g.chgAmount),0) AS trnCashTotal,<text:line-break/> <text:s text:c="13"/>t.trnCheckAmount,<text:line-break/> <text:s text:c="13"/>IFNULL(SUM(g.chgAmount),0) AS chgTotal,<text:line-break/> <text:s text:c="13"/>x.trnTotal<text:line-break/> <text:s text:c="8"/>FROM (</text:span><text:span text:style-name="T36">SELECT t.trnId,<text:line-break/> <text:s text:c="21"/>t.trnCheckAmount,<text:line-break/> <text:s text:c="21"/>SUM(s.salPaid*s.salQuantity)+t.trnServiceCharge+t.trnTaxAmount<text:line-break/> <text:s text:c="24"/>AS trnTotal<text:line-break/> <text:s text:c="16"/>FROM sales s, transactions t <text:line-break/> <text:s text:c="15"/>WHERE s.trnId = t.trnId <text:line-break/> <text:s text:c="17"/>AND t.trnPhase = 'z'<text:line-break/> <text:s text:c="17"/>AND t.trnTimestamp &gt; <text:s/></text:span><text:span text:style-name="T35">@from</text:span><text:span text:style-name="T36"><text:line-break/> <text:s text:c="17"/>AND t.trnTimestamp &lt;= </text:span><text:span text:style-name="T35">@to</text:span><text:span text:style-name="T36"><text:line-break/> <text:s text:c="15"/>GROUP BY t.trnId</text:span><text:span text:style-name="T32">) AS x,<text:line-break/> <text:s text:c="13"/>transactions t<text:line-break/></text:span><text:soft-page-break/><text:span text:style-name="T32"> <text:s text:c="7"/>LEFT JOIN charges g<text:line-break/> <text:s text:c="10"/>ON t.trnId = g.trnId<text:line-break/> <text:s text:c="7"/>WHERE t.trnId = x.trnId<text:line-break/> <text:s text:c="9"/></text:span><text:span text:style-name="T31">AND IFNULL(g.chgResponseCode,0) = 0</text:span><text:span text:style-name="T32"><text:line-break/> <text:s text:c="7"/>GROUP BY t.trnId</text:span><text:span text:style-name="T13">) AS z<text:line-break/> <text:s text:c="2"/>GROUP BY z.trnStation<text:line-break/> <text:s text:c="3"/>WITH ROLLUP;</text:span></text:p>
      <text:h text:style-name="P68" text:outline-level="3">List Individual Transactions for a Station on a Given Date</text:h>
      <text:p text:style-name="P15">We make a small change to the above <text:span text:style-name="T7">Nightly Take Summary</text:span><text:span text:style-name="T10"> query to see all transactions for a single station on a particular day:</text:span></text:p>
      <text:p text:style-name="P32"><text:span text:style-name="T10">SET @when = '</text:span><text:span text:style-name="T55">2014-10-23</text:span><text:span text:style-name="T11">';<text:line-break/>SET @from = DATE_ADD(@when, INTERVAL 3 HOUR);<text:line-break/>SET @to <text:s text:c="2"/>= DATE_ADD(@from, INTERVAL 1 DAY);<text:line-break/></text:span><text:span text:style-name="T10">SELECT z.trnStation <text:s text:c="9"/>AS Station, <text:line-break/> <text:s text:c="6"/>z.trnId,<text:line-break/> <text:s text:c="6"/>SUM(z.trnCashTotal) <text:s text:c="2"/>AS cashTotal,<text:line-break/> <text:s text:c="6"/>SUM(z.trnCheckAmount) AS checkTotal,<text:line-break/> <text:s text:c="6"/>SUM(z.chgTotal) <text:s text:c="6"/>AS chargeTotal,<text:line-break/> <text:s text:c="6"/>SUM(z.trnTotal) <text:s text:c="6"/>AS stationTotal<text:line-break/> FROM (</text:span><text:span text:style-name="T30">SELECT t.trnId,<text:line-break/> <text:s text:c="13"/>t.trnTimestamp,<text:line-break/> <text:s text:c="13"/>t.trnStation,<text:line-break/> <text:s text:c="13"/>x.trnTotal - x.trnCheckAmount - IFNULL(SUM(g.chgAmount),0) AS trnCashTotal,<text:line-break/> <text:s text:c="13"/>t.trnCheckAmount,<text:line-break/> <text:s text:c="13"/>IFNULL(SUM(g.chgAmount),0) AS chgTotal,<text:line-break/> <text:s text:c="13"/>x.trnTotal<text:line-break/> <text:s text:c="8"/>FROM (</text:span><text:span text:style-name="T34">SELECT t.trnId,<text:line-break/> <text:s text:c="21"/>t.trnCheckAmount,<text:line-break/> <text:s text:c="21"/>SUM(s.salPaid*s.salQuantity)+t.trnServiceCharge+t.trnTaxAmount<text:line-break/> <text:s text:c="24"/>AS trnTotal<text:line-break/> <text:s text:c="16"/>FROM sales s, transactions t <text:line-break/> <text:s text:c="15"/>WHERE s.trnId = t.trnId <text:line-break/> <text:s text:c="17"/>AND t.trnPhase = 'z'<text:line-break/> <text:s text:c="17"/>AND t.trnTimestamp &gt; <text:s/></text:span><text:span text:style-name="T35">@from</text:span><text:span text:style-name="T34"><text:line-break/> <text:s text:c="17"/>AND t.trnTimestamp &lt;= </text:span><text:span text:style-name="T35">@to</text:span><text:span text:style-name="T34"><text:line-break/> <text:s text:c="15"/>GROUP BY t.trnId</text:span><text:span text:style-name="T30">) AS x,<text:line-break/> <text:s text:c="13"/>transactions t<text:line-break/> <text:s text:c="7"/>LEFT JOIN charges g<text:line-break/> <text:s text:c="10"/>ON t.trnId = g.trnId<text:line-break/> <text:s text:c="7"/>WHERE t.trnId = x.trnId<text:line-break/> <text:s text:c="9"/></text:span><text:span text:style-name="T31">AND IFNULL(g.chgResponseCode,0) = 0</text:span><text:span text:style-name="T30"><text:line-break/> <text:s text:c="7"/>GROUP BY t.trnId</text:span><text:span text:style-name="T10">) AS z<text:line-break/> <text:s text:c="2"/></text:span><text:span text:style-name="T14">WHERE z.trnStation = '</text:span><text:span text:style-name="T56">2</text:span><text:span text:style-name="T14">'</text:span><text:span text:style-name="T10"><text:line-break/> <text:s text:c="2"/>GROUP BY z.trn</text:span><text:span text:style-name="T14">Id</text:span><text:span text:style-name="T10"><text:line-break/> <text:s text:c="3"/>WITH ROLLUP;</text:span></text:p>
      <text:h text:style-name="Heading_20_3" text:outline-level="3">Free (Comp) Transactions</text:h>
      <text:p text:style-name="Text_20_body">To find transactions that were comp'd (free), we just look for those that are final and have a zero transaction total. <text:s text:c="2"/>Use the above technique to determine the transaction total (trnTotal); do it as a subquery and select final transactions that have a zero trnTotal:</text:p>
      <text:p text:style-name="Text_20_body"/>
      <text:p text:style-name="P30">SELECT x.trnId,x.trnNote <text:line-break/> <text:s/>FROM (SELECT t.trnId,<text:line-break/> <text:s text:c="14"/>t.trnNote,<text:line-break/> <text:s text:c="14"/>SUM(s.salPaid*s.salQuantity)+t.trnServiceCharge+t.trnTaxAmount as trnTotal<text:line-break/> <text:s text:c="9"/>FROM sales s, transactions t <text:line-break/> <text:s text:c="8"/>WHERE s.trnId = t.trnId <text:line-break/> <text:s text:c="10"/>AND t.trnPhase = 'z'<text:line-break/><text:soft-page-break/> <text:s text:c="8"/>GROUP BY t.trnId) AS x<text:line-break/> WHERE x.trnTotal = 0;</text:p>
      <text:p text:style-name="Text_20_body">The above query lists the transaction number and the transaction note for all full-comp'd transactions.</text:p>
      <text:h text:style-name="Heading_20_3" text:outline-level="3">Value of Comp'd Transactions</text:h>
      <text:p text:style-name="Text_20_body">How much did we give away with comp transactions (trnValue)? To determine this, build upon the above query to get the transaction numbers, then from that get the product totals without the discount. <text:s/>We must select the specific discount (typically named “100% Discount”), otherwise we'll exclude items like military discounts which are applied even when not doing a full comp.</text:p>
      <text:p text:style-name="Text_20_body">Yup, we're nesting deep here, but it's really not that complicated:</text:p>
      <text:p text:style-name="P30">SELECT z.trnId,<text:line-break/> <text:s text:c="6"/>SUM(ss.salPaid*ss.salQuantity) AS trnValue,<text:line-break/> <text:s text:c="6"/>z.trnNote<text:line-break/> <text:s/>FROM sales ss,<text:line-break/> <text:s text:c="5"/>(SELECT x.trnId,x.trnNote <text:line-break/> <text:s text:c="8"/>FROM (SELECT t.trnId,<text:line-break/> <text:s text:c="21"/>t.trnNote,<text:line-break/> <text:s text:c="21"/>SUM(s.salPaid*s.salQuantity)+t.trnServiceCharge+t.trnTaxAmount <text:line-break/> <text:s text:c="22"/>AS trnTotal<text:line-break/> <text:s text:c="16"/>FROM sales s, transactions t <text:line-break/> <text:s text:c="15"/>WHERE s.trnId = t.trnId <text:line-break/> <text:s text:c="17"/>AND t.trnPhase = 'z'<text:line-break/> <text:s text:c="15"/>GROUP BY t.trnId) AS x<text:line-break/> <text:s text:c="7"/>WHERE x.trnTotal = 0) AS z<text:line-break/> <text:s/>WHERE ss.trnId = z.trnId <text:line-break/> <text:s text:c="3"/>AND ss.salName != "100% Discount" <text:line-break/> <text:s/>GROUP BY z.trnId; </text:p>
      <text:p text:style-name="Text_20_body">Not that the above trnValue does not include service charges and taxes; this is normal.</text:p>
      <text:p text:style-name="P13">Add “WITH ROLLUP” to the end and you'll get the total.</text:p>
      <text:h text:style-name="Heading_20_3" text:outline-level="3">Comps Actually Used</text:h>
      <text:p text:style-name="Text_20_body">Of the comp giveaway tickets, how many were actually used? <text:s/>First, find the total number of comp'd tickets:</text:p>
      <text:p text:style-name="P30">SELECT COUNT(i.tixId)<text:line-break/> <text:s/>FROM tickets i, sales s,<text:line-break/> <text:s text:c="5"/>(SELECT x.trnId,x.trnNote <text:line-break/> <text:s text:c="8"/>FROM (SELECT t.trnId,<text:line-break/> <text:s text:c="21"/>t.trnNote,<text:line-break/> <text:s text:c="21"/>SUM(s.salPaid*s.salQuantity)+t.trnServiceCharge+t.trnTaxAmount <text:line-break/> <text:s text:c="22"/>AS trnTotal<text:line-break/> <text:s text:c="16"/>FROM sales s, transactions t <text:line-break/> <text:s text:c="15"/>WHERE s.trnId = t.trnId <text:line-break/> <text:s text:c="17"/>AND t.trnPhase = 'z'<text:line-break/> <text:s text:c="15"/>GROUP BY t.trnId) AS x<text:line-break/> <text:s text:c="7"/>WHERE x.trnTotal = 0) AS z<text:line-break/> WHERE s.trnId = z.trnId<text:line-break/> <text:s text:c="2"/>AND s.salId = i.salId;</text:p>
      <text:p text:style-name="Text_20_body">Then, redo the query to find the number used:</text:p>
      <text:p text:style-name="P30">SELECT COUNT(i.tixId)<text:line-break/> <text:s/>FROM tickets i, sales s,<text:line-break/> <text:s text:c="5"/>(SELECT x.trnId,x.trnNote <text:line-break/> <text:s text:c="8"/>FROM (SELECT t.trnId,<text:line-break/> <text:s text:c="21"/>t.trnNote,<text:line-break/> <text:s text:c="21"/>SUM(s.salPaid*s.salQuantity)+t.trnServiceCharge+t.trnTaxAmount <text:line-break/><text:soft-page-break/> <text:s text:c="22"/>AS trnTotal<text:line-break/> <text:s text:c="16"/>FROM sales s, transactions t <text:line-break/> <text:s text:c="15"/>WHERE s.trnId = t.trnId <text:line-break/> <text:s text:c="17"/>AND t.trnPhase = 'z'<text:line-break/> <text:s text:c="15"/>GROUP BY t.trnId) AS x<text:line-break/> <text:s text:c="7"/>WHERE x.trnTotal = 0) AS z<text:line-break/> WHERE s.trnId = z.trnId<text:line-break/> <text:s text:c="2"/>AND s.salId = i.salId<text:line-break/> <text:s text:c="2"/><text:span text:style-name="T16">AND i.tixState = 'Used'</text:span>;</text:p>
      <text:p text:style-name="P12">To list out the used transactions, instead of counting them, just change the first part so show fields of interest:</text:p>
      <text:p text:style-name="P31"><text:span text:style-name="T37">SELECT </text:span><text:span text:style-name="T17">z.trnId, z.trnNote, </text:span><text:span text:style-name="T19">i</text:span><text:span text:style-name="T18">.tixId, </text:span><text:span text:style-name="T17">i.tixNote</text:span><text:span text:style-name="T37"><text:line-break/> <text:s/>FROM tickets i, sales s,<text:line-break/> <text:s text:c="5"/>(SELECT x.trnId,x.trnNote <text:line-break/> <text:s text:c="8"/>FROM (SELECT t.trnId,<text:line-break/> <text:s text:c="21"/>t.trnNote,<text:line-break/> <text:s text:c="21"/>SUM(s.salPaid*s.salQuantity)+t.trnServiceCharge+t.trnTaxAmount <text:line-break/> <text:s text:c="22"/>AS trnTotal<text:line-break/> <text:s text:c="16"/>FROM sales s, transactions t <text:line-break/> <text:s text:c="15"/>WHERE s.trnId = t.trnId <text:line-break/> <text:s text:c="17"/>AND t.trnPhase = 'z'<text:line-break/> <text:s text:c="15"/>GROUP BY t.trnId) AS x<text:line-break/> <text:s text:c="7"/>WHERE x.trnTotal = 0) AS z<text:line-break/> WHERE s.trnId = z.trnId<text:line-break/> <text:s/></text:span><text:span text:style-name="T39"><text:s/>AND s.salId = i.salId<text:line-break/> <text:s text:c="2"/>AND i.tixState = 'Used';</text:span></text:p>
      <text:h text:style-name="P69" text:outline-level="3">Volunteer Comps Given</text:h>
      <text:p text:style-name="P10">Keying on the transaction note beginning with 'Full Comp Code:Staff', we can select comps given to staff &amp; crew. <text:s/>The 'who' part isn't very pretty, but it serves the purpose:</text:p>
      <text:p text:style-name="P25"><text:span text:style-name="T46">SELECT</text:span> t.trnid, salQuantity, salName,<text:line-break/> <text:s text:c="6"/><text:span text:style-name="T46">SUBSTRING</text:span>(trnnote, <text:span text:style-name="T46">LOCATE</text:span>('Who:',trnnote)+5,21) <text:span text:style-name="T46">AS</text:span> who<text:line-break/> <text:s/><text:span text:style-name="T46">FROM</text:span> transactions t, sales s <text:line-break/> <text:span text:style-name="T46">WHERE</text:span> s.trnid = t.trnid<text:line-break/> <text:s text:c="2"/><text:span text:style-name="T46">AND</text:span> t.trnnote <text:span text:style-name="T46">LIKE</text:span> '<text:span text:style-name="T47">Full Comp </text:span>Code:Staff%'<text:line-break/> <text:s text:c="2"/><text:span text:style-name="T46">AND</text:span> salname <text:span text:style-name="T46">NOT LIKE</text:span> "100%"<text:line-break/> <text:span text:style-name="T47">ORDER BY who;</text:span></text:p>
      <text:h text:style-name="P70" text:outline-level="3">When Were Tickets Scanned?</text:h>
      <text:p text:style-name="P8">The scans table indicates when a ticket was scanned, by its ticket number. <text:s/>However, the tickets table does not contain a single column for the ticket number – this is derived from the tixId and the tixCode. <text:s/>Use string functions to derive the tixNum field. <text:s/>Here's an example:</text:p>
      <text:p text:style-name="P24"><text:span text:style-name="T42">SELECT CONCAT</text:span>(tix<text:span text:style-name="T42">I</text:span>d, <text:span text:style-name="T42">LPAD</text:span>(tix<text:span text:style-name="T42">C</text:span>ode, 4, '0')) <text:span text:style-name="T20">AS</text:span><text:span text:style-name="T16"> tixNum</text:span><text:line-break/> <text:s/><text:span text:style-name="T42">FROM</text:span> tickets<text:line-break/> <text:span text:style-name="T42">WHERE</text:span> tix<text:span text:style-name="T42">S</text:span>tate = '<text:span text:style-name="T42">U</text:span>sed';</text:p>
      <text:p text:style-name="P7">This derived tixNum can then be joined to scans to determine when a ticket was used:</text:p>
      <text:p text:style-name="P27">SELECT j.tixNum, k.scnTimestamp<text:line-break/> <text:s/>FROM scans k, <text:line-break/> <text:s text:c="5"/>(SELECT CONCAT(i.tixId, LPAD(i.tixCode,4,'0')) AS tixNum<text:line-break/> <text:s text:c="8"/>FROM tickets i <text:line-break/> <text:s text:c="7"/>WHERE i.tixState = 'Used') AS j<text:line-break/> WHERE k.scnResult = 'Allowed'<text:line-break/> <text:s text:c="2"/>AND j.tixNum = k.scnNumber;</text:p>
      <text:p text:style-name="Text_20_body">Do you get an “<text:span text:style-name="T26">Illegal mix of collations</text:span>” error? <text:s/><text:span text:style-name="T52">The LPAD() can do that sometimes. <text:s/>Force the collation order like this:</text:span></text:p>
      <text:p text:style-name="P28"><text:soft-page-break/><text:span text:style-name="T52">SELECT j.tixNum, k.scnTimestamp<text:line-break/> <text:s/>FROM scans k, <text:line-break/> <text:s text:c="5"/>(SELECT CONCAT(i.tixId, LPAD(i.tixCode,4,'0') </text:span><text:span text:style-name="T22">COLLATE utf8_general_ci</text:span><text:span text:style-name="T52">) AS tixNum<text:line-break/> <text:s text:c="8"/>FROM tickets i <text:line-break/> <text:s text:c="7"/>WHERE i.tixState = 'Used') AS j<text:line-break/> WHERE k.scnResult = 'Allowed'<text:line-break/> <text:s text:c="2"/>AND j.tixNum = k.scnNumber;</text:span></text:p>
      <text:h text:style-name="P71" text:outline-level="3">How Long Was the Wait In Line?</text:h>
      <text:p text:style-name="P11">Although we can't be certain, because people come and go, and some buy tickets and leave to use them later, we can get an approximate feel for a night's wait time by the time difference from when the ticket was purchased at the booth, vs when it was scanned at entry. <text:s/>Here's a sample query for that:</text:p>
      <text:p text:style-name="P24"><text:span text:style-name="T48">SELECT</text:span> z.trnid, buy, used, <text:span text:style-name="T48">TIMEDIFF</text:span>(used, buy) <text:span text:style-name="T48">AS</text:span> wait<text:line-break/> <text:s/><text:span text:style-name="T48">FROM</text:span> <text:line-break/> <text:s text:c="5"/>(<text:span text:style-name="T48">SELECT </text:span>t.trn<text:span text:style-name="T48">I</text:span>d, t.trn<text:span text:style-name="T48">T</text:span>imestamp <text:span text:style-name="T48">AS</text:span> buy, k.scn<text:span text:style-name="T48">T</text:span>imestamp <text:span text:style-name="T48">AS</text:span> used<text:line-break/> <text:s text:c="8"/><text:span text:style-name="T48">FROM</text:span> transactions t, sales s, tickets x, scans k <text:line-break/> <text:s text:c="7"/><text:span text:style-name="T48">WHERE</text:span> t.trn<text:span text:style-name="T48">I</text:span>d = s.trn<text:span text:style-name="T48">I</text:span>d <text:line-break/> <text:s text:c="9"/><text:span text:style-name="T48">AND</text:span> s.sal<text:span text:style-name="T48">I</text:span>d = x.sal<text:span text:style-name="T48">I</text:span>d <text:line-break/> <text:s text:c="9"/><text:span text:style-name="T48">AND</text:span> x.tix<text:span text:style-name="T48">S</text:span>tate = '<text:span text:style-name="T48">U</text:span>sed' <text:line-break/> <text:s text:c="9"/><text:span text:style-name="T48">AND</text:span> <text:span text:style-name="T51">DATE(</text:span>t.trn<text:span text:style-name="T48">T</text:span>imestamp<text:span text:style-name="T51">) = </text:span>'<text:span text:style-name="T16">2013-10-11</text:span>'<text:line-break/> <text:s text:c="9"/><text:span text:style-name="T48">AND</text:span> trn<text:span text:style-name="T48">S</text:span>tation in (1,2,3) <text:line-break/> <text:s text:c="9"/><text:span text:style-name="T48">AND</text:span> k.scn<text:span text:style-name="T48">N</text:span>umber = <text:span text:style-name="T48">CONCAT</text:span>(x.tix<text:span text:style-name="T48">I</text:span>d,<text:span text:style-name="T48">LPAD</text:span>(x.tix<text:span text:style-name="T48">C</text:span>ode,4,'0'))<text:line-break/> <text:s/><text:span text:style-name="T48">)</text:span> <text:span text:style-name="T48">AS</text:span> z <text:span text:style-name="T48">ORDER BY</text:span> wait; </text:p>
      <text:p text:style-name="Text_20_body">What about the VIP line? <text:s/><text:span text:style-name="T49">We'll consider just tickets for shows with a shoId in the 200's, as that's the current convention (ymmv):</text:span></text:p>
      <text:p text:style-name="P26"><text:span text:style-name="T48">SELECT z.trnid, buy, used, TIMEDIFF(used, buy) AS wait<text:line-break/> <text:s/>FROM <text:line-break/> <text:s text:c="5"/>(SELECT t.trnId, t.trnTimestamp AS buy, k.scnTimestamp AS used<text:line-break/> <text:s text:c="8"/>FROM transactions t, sales s, tickets x, scans k <text:line-break/> <text:s text:c="7"/>WHERE t.trnId = s.trnId <text:line-break/> <text:s text:c="9"/>AND s.salId = x.salId <text:line-break/> <text:s text:c="9"/>AND x.tixState = 'Used' <text:line-break/> <text:s text:c="9"/></text:span><text:span text:style-name="T21">AND x.shoId &gt;= 200</text:span><text:span text:style-name="T48"><text:line-break/> <text:s text:c="9"/>AND DATE(t.trnTimestamp) = '</text:span><text:span text:style-name="T21">2013-10-11</text:span><text:span text:style-name="T48">'<text:line-break/> <text:s text:c="9"/>AND trnStation in (1,2,3) <text:line-break/> <text:s text:c="9"/>AND k.scnNumber = CONCAT(x.tixId,LPAD(x.tixCode,4,'0'))<text:line-break/> <text:s/>) AS z ORDER BY wait; </text:span></text:p>
      <text:p text:style-name="Text_20_body"><text:span text:style-name="T2">F</text:span><text:span text:style-name="T1">inding median wait times, 90</text:span><text:span text:style-name="T29">th</text:span><text:span text:style-name="T1"> percentile, etc:</text:span> <text:s/><text:span text:style-name="T50">The above wait times list is sorted by the wait time. <text:s/>So, just look 25%, 50%, whatever into the list and read the time from that row. <text:s/>Thus, for a 900 row list, the median wait time is in the 450</text:span><text:span text:style-name="T28">th</text:span><text:span text:style-name="T50"> row. <text:s/>Append “</text:span><text:span text:style-name="T44">Limit 450,1</text:span><text:span text:style-name="T50">” to the query to get that row.</text:span></text:p>
      <text:h text:style-name="P72" text:outline-level="3">When and What Comps Were Used</text:h>
      <text:p text:style-name="P9">Combine the query for the comp tickets actually used, with the query for when tickets were used, to see when the comp tickets were actually used:</text:p>
      <text:p text:style-name="P35"><text:span text:style-name="T37">SELECT k.scnTimestamp, z.trnId, s.salCost, j.tixId, z.trnNote, j.tixNote<text:line-break/> <text:s/>FROM sales s,<text:line-break/> <text:s text:c="6"/>scans k,<text:line-break/></text:span><text:span text:style-name="T43"> <text:s text:c="5"/>(SELECT *, CONCAT(i.tixId, LPAD(i.tixCode, 4, '0') </text:span><text:span text:style-name="T53">COLLATE utf8_general_ci</text:span><text:span text:style-name="T43">)<text:line-break/> <text:s text:c="18"/>AS tixNum<text:line-break/> <text:s text:c="8"/>FROM tickets i <text:line-break/> <text:s text:c="7"/>WHERE i.tixState = 'Used') AS j,<text:line-break/></text:span><text:span text:style-name="T37"> <text:s text:c="5"/>(SELECT x.trnId,x.trnNote <text:line-break/> <text:s text:c="8"/>FROM (SELECT t.trnId,<text:line-break/> <text:s text:c="21"/>t.trnNote,<text:line-break/> <text:s text:c="21"/>SUM(s.salPaid*s.salQuantity)+t.trnServiceCharge+t.trnTaxAmount <text:line-break/> <text:s text:c="22"/>AS trnTotal<text:line-break/></text:span><text:soft-page-break/><text:span text:style-name="T37"> <text:s text:c="16"/>FROM sales s, transactions t <text:line-break/> <text:s text:c="15"/>WHERE s.trnId = t.trnId <text:line-break/> <text:s text:c="17"/>AND t.trnPhase = 'z'<text:line-break/> <text:s text:c="15"/>GROUP BY t.trnId) AS x<text:line-break/> <text:s text:c="7"/>WHERE x.trnTotal = 0) AS z<text:line-break/> WHERE s.trnId = z.trnId<text:line-break/> <text:s text:c="2"/>AND s.salId = j.salId<text:line-break/> <text:s text:c="2"/>AND k</text:span><text:span text:style-name="T43">.scnResult = 'Allowed'<text:line-break/> <text:s text:c="2"/>AND j.tixNum = k.scnNumber;</text:span></text:p>
      <text:h text:style-name="P73" text:outline-level="3"><text:span text:style-name="T58">Sale of a Particular Item</text:span></text:h>
      <text:p text:style-name="P65">To find the total sales for a particular item, <text:span text:style-name="T59">use a query like the following, changing the criteria as applicable (see line in blue):</text:span></text:p>
      <text:p text:style-name="P81">SELECT t.trnId, t.trnTimeStamp, <text:span text:style-name="T59">s.salName, s.salQuantity,</text:span><text:line-break/> <text:s text:c="8"/>SUM(s.salPaid*s.salQuantity)+t.trnServiceCharge+t.trnTaxAmount AS trnTotal <text:line-break/> <text:s/>FROM sales s, transactions t<text:line-break/> WHERE s.trnId = t.trnId<text:line-break/> <text:s text:c="2"/>AND s.salType = 'prd'<text:line-break/> <text:s text:c="2"/>AND s.salIsTicket = <text:span text:style-name="T59">true<text:line-break/> <text:s text:c="2"/>AND </text:span><text:span text:style-name="T23">s.salName LIKE '%dome%'</text:span><text:line-break/> <text:s text:c="2"/>AND t.trnPhase = 'z'<text:line-break/> <text:s text:c="2"/>AND NOT EXISTS (SELECT * FROM sales ss<text:line-break/> <text:s text:c="19"/>WHERE ss.trnId = t.trnId<text:line-break/> <text:s text:c="21"/>AND ss.salName = "100% Discount")<text:line-break/> GROUP BY t.trnId; </text:p>
      <text:h text:style-name="P73" text:outline-level="3">Merchandise Sales</text:h>
      <text:p text:style-name="Text_20_body">To find merchandise sales, we look for non-ticket sales; that is, where <text:span text:style-name="Source_20_Text">salType</text:span> is a product, and <text:span text:style-name="Source_20_Text">salIsTicket</text:span> is set false:</text:p>
      <text:p text:style-name="P30">SELECT t.trnId, t.trnTimeStamp,<text:line-break/> <text:s text:c="8"/>SUM(s.salPaid*s.salQuantity)+t.trnServiceCharge+t.trnTaxAmount AS trnTotal <text:line-break/> <text:s/>FROM sales s, transactions t<text:line-break/> WHERE s.trnId = t.trnId<text:line-break/> <text:s text:c="2"/>AND s.salType = 'prd'<text:line-break/> <text:s text:c="2"/>AND s.salIsTicket = false<text:line-break/> <text:s text:c="2"/>AND t.trnPhase = 'z'<text:line-break/> GROUP BY t.trnId; </text:p>
      <text:p text:style-name="Text_20_body">But we must consider comps of the merchandise. <text:s/>This is often combined with ticket sales in a transaction, so it's tougher to calculate since the comp amount is usually just a lump sum. <text:s/>So we will eliminate transactions that have “100% Discount” sale lines in them:</text:p>
      <text:p text:style-name="P30">SELECT t.trnId, t.trnTimeStamp,<text:line-break/> <text:s text:c="8"/>SUM(s.salPaid*s.salQuantity)+t.trnServiceCharge+t.trnTaxAmount AS trnTotal <text:line-break/> <text:s/>FROM sales s, transactions t<text:line-break/> WHERE s.trnId = t.trnId<text:line-break/> <text:s text:c="2"/>AND s.salType = 'prd'<text:line-break/> <text:s text:c="2"/>AND s.salIsTicket = false<text:line-break/> <text:s text:c="2"/>AND t.trnPhase = 'z'<text:line-break/> <text:s text:c="2"/>AND NOT EXISTS (SELECT * FROM sales ss<text:line-break/> <text:s text:c="19"/>WHERE ss.trnId = t.trnId<text:line-break/> <text:s text:c="21"/>AND ss.salName = "100% Discount")<text:line-break/> GROUP BY t.trnId<text:line-break/> <text:s/>WITH ROLLUP;</text:p>
      <text:p text:style-name="Text_20_body">Note the <text:span text:style-name="T7">AND NOT EXISTS...</text:span><text:span text:style-name="T10"> clause to eliminate the full comp sales.</text:span></text:p>
      <text:h text:style-name="Heading_20_2" text:outline-level="2"><text:soft-page-break/>Master Database</text:h>
      <text:p text:style-name="Text_20_body">Primary tables:</text:p>
      <text:h text:style-name="Heading_20_3" text:outline-level="3">Products</text:h>
      <text:p text:style-name="Text_20_body">These are the items sold, such as merchandise and tickets. <text:s/>If the prdIsTicket flag is set true, then it's a “ticket” to a “show” that's being sold.</text:p>
      <text:h text:style-name="Heading_20_3" text:outline-level="3">Tickets</text:h>
      <text:p text:style-name="Text_20_body">Tickets are the token giving entry to an event. <text:s/>Tickets have state: </text:p>
      <text:list xml:id="list6259138352985971870" text:style-name="L35">
        <text:list-item>
          <text:p text:style-name="P40">Idle – This is a new, unsold, unused ticket.</text:p>
        </text:list-item>
        <text:list-item>
          <text:p text:style-name="P40">Held – the ticket is part of a pending transaction. <text:s/>Tickets may be held for a limited amount of time, typically 13 minutes maximum, before the ticket is released back to Idle or it becomes Sold.</text:p>
        </text:list-item>
        <text:list-item>
          <text:p text:style-name="P40">Sold – This ticket has been sold for an event, and is not yet used.</text:p>
        </text:list-item>
        <text:list-item>
          <text:p text:style-name="P40">Used – the ticket has been used for the event.</text:p>
        </text:list-item>
        <text:list-item>
          <text:p text:style-name="P40">Void – This ticket has been voided from the system. <text:s/>For example, if it was not sold yet the event has already occurred (yesterday's tickets). <text:s/>Or a suspected forged or bad ticket may be voided.</text:p>
          <text:p text:style-name="P66"><text:span text:style-name="T4">***WORKING HERE: </text:span><text:s/>An Idle ticket can be canceled (if a show is canceled), but so can a Sold ticket. <text:s/>Thus, <text:span text:style-name="T1">cancellation should be another attribute</text:span><text:span text:style-name="T3">. <text:s/>If we use an on-the-fly ticket creation model, would it be a </text:span><text:span text:style-name="T6">show</text:span><text:span text:style-name="T9"> attribute instead of a ticket attribute?</text:span></text:p>
          <text:p text:style-name="P66"><text:span text:style-name="T4">*** If a ticket is upgraded or swapped</text:span>, does it go back into the system? <text:s/>That would mean that the original ticket might be re-sold, and that ticket number then could be used by either party – this is bad. <text:s/>Thus, on upgrade or swap, the old ticket should be voided (marked as Swap instead of Void?), and a new ticket auto-created in the system, unless it's a pre-printed ticket.</text:p>
        </text:list-item>
        <text:list-item>
          <text:p text:style-name="P41">Xcel- The ticket was sold to a canceled event. <text:s/>The ticket holder is eligible to trade-in this ticket for another show. <text:s/>If they do so, the ticket is marked as “Swap”ped.</text:p>
        </text:list-item>
        <text:list-item>
          <text:p text:style-name="P40">Swap – The ticket was upgraded to another, or swapped for another show.</text:p>
        </text:list-item>
      </text:list>
      <text:p text:style-name="Text_20_body"/>
      <text:h text:style-name="Heading_20_3" text:outline-level="3">Upgrades</text:h>
      <text:p text:style-name="Text_20_body">Upgrades convert a lower-valued product to a higher-valued product. <text:s/>For example, a Regular ticket may be upgraded to a VIP ticket.</text:p>
      <text:p text:style-name="Text_20_body">A swap is a kind of upgrade where equal value products are exchanged. <text:s/>Examples include swapping a medium shirt for a large shirt, or changing an 8:30pm ticket for a 10pm ticket.</text:p>
      <text:h text:style-name="Heading_20_3" text:outline-level="3">Discounts (and Coupons)</text:h>
      <text:p text:style-name="Text_20_body">Discounts (and coupons) represent qualified reductions in the price of products.</text:p>
      <text:p text:style-name="Text_20_body"/>
      <text:p text:style-name="Text_20_body"><text:soft-page-break/>TBS: <text:s/>how are these qualified – quantity breaks, %-off, $-off, product combinations, apply-to-each, apply-to-certain-items, apply-to-whole-sale, valid-any, valid-by-day/date/time, etc...</text:p>
      <text:h text:style-name="Heading_20_3" text:outline-level="3">Transactions</text:h>
      <text:p text:style-name="Text_20_body">A transaction record represents a sale together with its payment and taxation details.</text:p>
      <text:h text:style-name="Heading_20_3" text:outline-level="3">Sales</text:h>
      <text:p text:style-name="Text_20_body">A sale is the collection of products (items) purchased as part of a transaction. <text:s/>A sale is a transaction without the payment information.</text:p>
      <text:h text:style-name="Heading_20_3" text:outline-level="3">Scans</text:h>
      <text:p text:style-name="Text_20_body">Represent attempted uses of a ticket at an entry control point.</text:p>
      <text:h text:style-name="P75" text:outline-level="3">Shows</text:h>
      <text:p text:style-name="Text_20_body">Defines events (shows) and their dates, times, capacities, etc.</text:p>
      <text:p text:style-name="Text_20_body"/>
      <text:p text:style-name="Text_20_body">Considering these tables too:</text:p>
      <text:list xml:id="list5221583856483242069" text:style-name="L36">
        <text:list-item>
          <text:p text:style-name="P42">Payment-CC</text:p>
        </text:list-item>
      </text:list>
      <text:p text:style-name="P16">Details of a credit card/debit card payment, tied to trnId. <text:s/>Would allow for multiple CC payments with a transaction.</text:p>
      <text:list xml:id="list27114721270241944" text:style-name="L37">
        <text:list-item>
          <text:p text:style-name="P43">Payment-Check</text:p>
        </text:list-item>
      </text:list>
      <text:p text:style-name="P16">Details of a check payment, tied to trnId. <text:s/>Would allow for multiple check payments with a transaction.</text:p>
      <text:h text:style-name="Heading_20_2" text:outline-level="2">Web-Server Database</text:h>
      <text:p text:style-name="Text_20_body">The web-server database is a subset of the master database. <text:s/>Synchronization occurs using polling and demand synchronization.</text:p>
      <text:h text:style-name="Heading_20_2" text:outline-level="2">Ticket Creation Model</text:h>
      <text:p text:style-name="Text_20_body">There's (at least) two ways we can introduce tickets into the system. <text:s/>In one, tickets are created <text:span text:style-name="T1">on-the-fly</text:span> as they're sold, checking first against ticket limits in a “show” definition (ie, the 8:30 show is limited to 100 tickets). <text:s/>That is, the ticket does not exist in the database until the sale occurs.</text:p>
      <text:p text:style-name="Text_20_body">The second model has all the tickets created up-front (via an administrative function) and <text:span text:style-name="T1">pre-load</text:span>ed into the database. <text:s/>Sales then select from this existing list of tickets, marking tickets as sold when they're indeed sold.</text:p>
      <text:p text:style-name="Text_20_body">The on-the-fly model is more elegant, and uses less storage, but it's more complicated. <text:s/>It also suffers somewhat from the split-brain problem: how do we prevent the web-site and tix-booth from selling a ticket with the same ticket number? <text:s/>OK, answer is easy, using auto_increment_increment and auto_increment_offset; but still, it needs to be dealt with. <text:s/>In this on-the-fly model, we would define “shows” in the database, with sales limits for each show and class.</text:p>
      <text:p text:style-name="Text_20_body"><text:soft-page-break/>The pre-load model is simpler, but uses more storage. <text:s/>Too, the pre-load model works well with pre-printed tickets. <text:s/>A problem with the pre-load model is determining show-times for timed-ticketing. <text:s/>The s/w would need to scan the entire ticket database to enumerate all available showtimes. <text:s/>A solution to this, tho not ideal, is to do a scan every time tickets are loaded or removed from the tickets table, and store the results in a 'shows' table.</text:p>
      <text:p text:style-name="P1">2010-07: The jury is still out on which method I'll use. <text:s/>Both are being tested.</text:p>
      <text:h text:style-name="Heading_20_3" text:outline-level="3">Ticket Attributes</text:h>
      <text:h text:style-name="Heading_20_4" text:outline-level="4">Pickup Codes</text:h>
      <text:p text:style-name="P4">This is a Transaction attribute!</text:p>
      <text:p text:style-name="Text_20_body">Customers may receive <text:span text:style-name="T1">pickup codes</text:span><text:span text:style-name="T3"> that they can use to go to the web site, and pickup tickets that are already purchased, discounted (?maybe), or given away as freebees. <text:s/></text:span></text:p>
      <text:p text:style-name="Text_20_body"><text:span text:style-name="T3">They can also use this pickup code for </text:span><text:span text:style-name="T1">Will-Call</text:span><text:span text:style-name="T3">; they go to the ticket booth and present the code and ID, in exchange for the ticket.</text:span></text:p>
      <text:p text:style-name="P3">A typical scenario is for radio station give-aways: we generate batches of pickup codes for ticket four-packs, then give this list to the radio station. <text:s/>The station then doles out the pickup codes to their “winners” (customers). <text:s/>The customers visit our web site, enter the pickup code, and print their tickets as-if they purchased them.</text:p>
      <text:p text:style-name="P3">Another scenario is for actor and staff “comp” tickets. <text:s/>We generate sets of tickets with pickup codes, then give a code to each staff member. </text:p>
      <text:h text:style-name="Heading_20_4" text:outline-level="4">Ticket Notes</text:h>
      <text:p text:style-name="Text_20_body">We can include a special note with each ticket, such as “Lucky KAFA radio winner” or “Actor Jane Doe – thanx for the great job!”.</text:p>
      <text:h text:style-name="Heading_20_2" text:outline-level="2">Database Synchronization</text:h>
      <text:p text:style-name="Text_20_body">The web-site ticket system and the ticket booth systems must operate independently. <text:s/>Yet <text:s/>synchronization must be maintained between the systems to prevent overselling, duplicate selling, and for the entry control system to know about web-sales.</text:p>
      <text:p text:style-name="Text_20_body">Some restrictions:</text:p>
      <text:list xml:id="list4905389801832655247" text:style-name="L38">
        <text:list-item>
          <text:p text:style-name="P44">The ticket booth systems (with the master database) are typically shut down when the event is closed.</text:p>
        </text:list-item>
        <text:list-item>
          <text:p text:style-name="P44">The web-site ticket system typically operates 24x7.</text:p>
        </text:list-item>
        <text:list-item>
          <text:p text:style-name="P44">When the ticket-booth system is running, internet connectivity is reasonable, but not reliable. <text:s/>Intermittent outages are common.</text:p>
        </text:list-item>
        <text:list-item>
          <text:p text:style-name="P44">The ticket-booth Internet connection is outbound only. <text:s/>It may not receive connections, it can only initiate connections to web services on the public Internet.</text:p>
        </text:list-item>
      </text:list>
      <text:h text:style-name="Heading_20_3" text:outline-level="3"><text:soft-page-break/>Synchronization Model</text:h>
      <text:p text:style-name="Text_20_body">When the master database is operating (ticket booth system), it will periodically connect to the web-site system for synchronization and ticket reallocation. <text:s/>A typical interval is every 13 minutes.</text:p>
      <text:p text:style-name="Text_20_body">A ticket agent (manager) may invoke synchronization on-demand using the <text:span text:style-name="Function_20_Button">Sync With Web</text:span> function.</text:p>
      <text:p text:style-name="Text_20_body">The synchronization process also invokes ticket reallocation, whenever it runs.</text:p>
      <text:h text:style-name="Heading_20_3" text:outline-level="3">Ticket Allocation</text:h>
      <text:p text:style-name="Text_20_body">To prevent overselling, tickets are pre-allocated for sale to either the ticket booth or the web-site. <text:s/>For example, if a show has a capacity of 100 tickets, then 60 may be allocated to the ticket booth and 40 to the web site. <text:s/>The web site cannot sell more than its allotment of 40, nor can the ticket booth sell more than its 60.</text:p>
      <text:h text:style-name="Heading_20_3" text:outline-level="3">Ticket Reallocation (Ticket Mooching)</text:h>
      <text:p text:style-name="Text_20_body">The ticket allocation scheme works fine to prevent overselling, but it can cause the event to be severely undersold. <text:s/>What if most customers buy from the web. <text:s/>Only 40 can be sold, and the rest will view the show as “sold out”. <text:s/>That's a 40% sell rate for the show – not too good.</text:p>
      <text:p text:style-name="Text_20_body">This is solved (mostly) with an automatic ticket reallocation algorithm. <text:s/>This reallocation is done every time the databases are synchronized. <text:s/>Here's how it works:</text:p>
      <text:p text:style-name="Text_20_body">An initial balance is determined, for example, a 60% / 40% split. <text:s/>Tickets are allocated accordingly.</text:p>
      <text:p text:style-name="Text_20_body">When reallocating, the <text:span text:style-name="T1">unsold</text:span><text:span text:style-name="T3"> amount is considered, not the total amount of tickets remaining. <text:s/>If, for example, the web site sells 30 of it's 40 tickets, that leaves 10 remaining for the web. <text:s/>The booth, however, may have sold none. <text:s/>Thus 70 tickets are available still. <text:s/>40% of the 70 remaining is 28, so 18 of the ticket booth tickets are re-allocated to the web site, bringing it up to 28 available.</text:span></text:p>
      <text:p text:style-name="P3">A minimum granularity, such as 4 tickets, is used to round the allocation amounts. <text:s/>This avoids leaving just 1 ticket at the web site, and one on the booth, when normally tickets are sold in set of two or more.</text:p>
      <text:h text:style-name="Heading_20_3" text:outline-level="3">Ticket Snatching</text:h>
      <text:p text:style-name="P3">Ticket mooching keeps a good balance, but on occasion it's also desirable to grab tickets from one pool and put them in another. <text:s/>For example: <text:s/>we're down to 4 tickets in the web pool, and none in the booth pool (at the granularity limit). <text:s/>Then customers arrive at the booth. <text:s/>We want to snatch the tickets from the web pool, so we can sell them to the customers at the booth.</text:p>
      <text:p text:style-name="P3"><text:span text:style-name="T26">Algorithm TBD: </text:span><text:s/>consider that this is short term; if the sale doesn't happen “soon”, the tix go back to their default pool balances.</text:p>
      <text:h text:style-name="Heading_20_1" text:outline-level="1">Design Model</text:h>
      <text:h text:style-name="Heading_20_2" text:outline-level="2">Pickup Codes</text:h>
      <text:p text:style-name="Text_20_body">Sold tickets may be set-aside for pickup by customers from the web-site (pickup code) or the ticket booth (will-call). </text:p>
      <text:p text:style-name="Text_20_body"><text:span text:style-name="T1">This feature is really just a ticket-reprint capability</text:span><text:span text:style-name="T3">, in disguise. </text:span><text:s/>The pickup code is just the transaction ID, and when entered, all tickets sold with the transaction are available for reprinting.</text:p>
      <text:p text:style-name="Text_20_body"><text:soft-page-break/>Note: <text:s/>on the web, a “lookup” delay must be enforced per-IP address, to prevent or slow-down brute-force transaction ID guessing.</text:p>
      <text:p text:style-name="Text_20_body">*** Do we want to have <text:span text:style-name="T4">a separate pickup code</text:span>, that is a hash or other non-deterministic code that is associated with the transaction? <text:s/>The pickup code could be an alpha combination of nonsense words or syllables, to make it easier for people to enter.</text:p>
      <text:p text:style-name="Text_20_body">***We want to prevent a person from grabbing a receipt out of the trash, then using the transaction ID to reprint and steal the ticket(s). <text:s/><text:span text:style-name="T16">Should the transaction pickup code be printed on the tickets</text:span>?<text:line-break/><text:span text:style-name="T4">NO: </text:span><text:span text:style-name="T7">Customers already guard the ticket – because it's like cash. <text:s/>If they loose it, they'd loose the pickup code too. <text:s/>So what's the value of that?</text:span></text:p>
      <text:p text:style-name="Text_20_body">***What about requiring both the transaction id and any one ticket id? <text:s/></text:p>
      <text:p text:style-name="Text_20_body"><text:span text:style-name="T7">Perhaps... what problem are we solving here? <text:s/>If it's a give-away, the pickup code is transmitted separately; if a normal web purchase, the customer gets an email with the tickets in addition to what they see on the web-site. <text:s/>(We could put the pickup code in the email)</text:span>.</text:p>
      <text:h text:style-name="Heading_20_2" text:outline-level="2">Will-Call</text:h>
      <text:p text:style-name="Text_20_body">Will-call is implemented with the pickup-code mechanism. <text:s/></text:p>
      <text:h text:style-name="Heading_20_1" text:outline-level="1">Roles</text:h>
      <text:p text:style-name="Standard"/>
      <text:p text:style-name="Standard">customer/guest/victim</text:p>
      <text:p text:style-name="Standard">ticket agent</text:p>
      <text:p text:style-name="Standard">haunt owner</text:p>
      <text:p text:style-name="Standard">haunt employee</text:p>
      <text:p text:style-name="Standard">entry sentry</text:p>
      <text:p text:style-name="Standard"/>
      <text:h text:style-name="Heading_20_1" text:outline-level="1">Web Site Design</text:h>
      <text:p text:style-name="Text_20_body">This section describes the basics of the ticketing web site pages.</text:p>
      <text:p text:style-name="Text_20_body">All ticketing pages are SSL secured (https).</text:p>
      <text:p text:style-name="Text_20_body">Page Chaining</text:p>
      <text:p text:style-name="Text_20_body">Session sequencing (page chaining) is done using the 'step' parameter, which is posted from from to form. <text:s/>The sequences are:</text:p>
      <text:p text:style-name="Text_20_body"><text:s text:c="2"/>what → when → summ → pays → tixs</text:p>
      <text:p text:style-name="Text_20_body"><text:s text:c="2"/>what → code → tixs</text:p>
      <text:p text:style-name="Text_20_body">An error page also exists, and can occur out of any of the states in the above sequences.</text:p>
      <text:p text:style-name="Text_20_body"/>
      <text:h text:style-name="Heading_20_2" text:outline-level="2">'what' Step: Ticket class &amp; quantities, or Pickup Code</text:h>
      <text:p text:style-name="Text_20_body">Gathers:</text:p>
      <text:list xml:id="list6082135461104866064" text:style-name="L39">
        <text:list-item>
          <text:p text:style-name="P45">tixQty</text:p>
        </text:list-item>
        <text:list-item>
          <text:p text:style-name="P45"><text:soft-page-break/>shoClass</text:p>
        </text:list-item>
      </text:list>
      <text:p text:style-name="Text_20_body">or</text:p>
      <text:list xml:id="list7428757074002107641" text:style-name="L40">
        <text:list-item>
          <text:p text:style-name="P46">trnPickupCode</text:p>
        </text:list-item>
      </text:list>
      <text:p text:style-name="Text_20_body">Two forms on the page. <text:s/>Upper form is radio button to select VIP or Regular, and ticket quantity. <text:s/>Also asks for discounts: radio button for military, student, senior, and special discount code entry. <text:s/>States that group discounts will automatically be applied.</text:p>
      <text:p text:style-name="Text_20_body">States that price will be on next page.</text:p>
      <text:p text:style-name="Text_20_body">Below this is a second form used to enter a pickup code.</text:p>
      <text:h text:style-name="Heading_20_2" text:outline-level="2">'when' Step: Select Show</text:h>
      <text:p text:style-name="Text_20_body">Gathers:</text:p>
      <text:list xml:id="list7146967584785317788" text:style-name="L41">
        <text:list-item>
          <text:p text:style-name="P47">shoId_xxxx – because of submit button limitations, we only have the button name for the value. The following page's processing should find the first shoId_* value posted, and extract the shoId from that.</text:p>
        </text:list-item>
      </text:list>
      <text:p text:style-name="Text_20_body">Feeds forward:</text:p>
      <text:list xml:id="list182421358760871" text:continue-list="list6082135461104866064" text:style-name="L39">
        <text:list-item>
          <text:p text:style-name="P45">tixQty</text:p>
        </text:list-item>
        <text:list-item>
          <text:p text:style-name="P45">shoClass</text:p>
        </text:list-item>
      </text:list>
      <text:p text:style-name="Text_20_body">This page displays a calendar with show times (“Terror Times”) and prices. <text:s/>Customer selects desired show. <text:s/>Include FlexTicket – pick later. <text:s/>At this point, a 13 minute timer is started. <text:s/>Tell 'em this.</text:p>
      <text:p text:style-name="Text_20_body">The page may post back to itself to scroll the table to other days, using the 'skip' parameter.</text:p>
      <text:h text:style-name="Heading_20_2" text:outline-level="2">'summ' Step: Summary of Purchase + Get Payment Information</text:h>
      <text:p text:style-name="Text_20_body">Gathers:</text:p>
      <text:list xml:id="list5464128545480904719" text:style-name="L42">
        <text:list-item>
          <text:p text:style-name="P48">NameOnCard</text:p>
        </text:list-item>
        <text:list-item>
          <text:p text:style-name="P48">Email</text:p>
        </text:list-item>
        <text:list-item>
          <text:p text:style-name="P48">EmailCheck</text:p>
        </text:list-item>
        <text:list-item>
          <text:p text:style-name="P48">Address</text:p>
        </text:list-item>
        <text:list-item>
          <text:p text:style-name="P48">ZipCode</text:p>
        </text:list-item>
        <text:list-item>
          <text:p text:style-name="P48">AcctNum</text:p>
        </text:list-item>
        <text:list-item>
          <text:p text:style-name="P48">ExpDate</text:p>
        </text:list-item>
        <text:list-item>
          <text:p text:style-name="P48">CardCode</text:p>
        </text:list-item>
      </text:list>
      <text:p text:style-name="Text_20_body">Produces:</text:p>
      <text:list xml:id="list8306491094192383069" text:style-name="L43">
        <text:list-item>
          <text:p text:style-name="P49">trnId (from this we can find sales items, show ids, amount to charge, etc)</text:p>
        </text:list-item>
      </text:list>
      <text:p text:style-name="Text_20_body">Feeds forward:</text:p>
      <text:list xml:id="list182422153190271" text:continue-list="list182421358760871" text:style-name="L39">
        <text:list-item>
          <text:p text:style-name="P45">tixQty (convenience, not essential)</text:p>
        </text:list-item>
        <text:list-item>
          <text:p text:style-name="P45"><text:soft-page-break/>shoClass (convenience, not essential)</text:p>
          <text:p text:style-name="P45"/>
        </text:list-item>
      </text:list>
      <text:p text:style-name="Text_20_body">In upper section, a summary of what will be purchased. <text:s text:c="2"/>Then, ask for identifying info (esp email) and payment info. <text:s/>Include note that we won't spam 'em with the email. <text:s/>On submit, we process the transaction, sending mail too. <text:s/>We will use duplicate checking on the CC for this case; put a note on the error page about this if it occurs, saying if it's really not a dup, to wait 30 mins.</text:p>
      <text:p text:style-name="Text_20_body">Include the service charge fee here.</text:p>
      <text:h text:style-name="Heading_20_2" text:outline-level="2">'pays' Step: Purchase Complete</text:h>
      <text:p text:style-name="Text_20_body">Gives ticket numbers, transaction number and pickup code for future, and PDFs of the tickets. <text:s/>Confirms that the PDF was also emailed to them. <text:s/>Asks them to print the page.</text:p>
      <text:h text:style-name="P85" text:outline-level="2">'code' Step: Pickup Code verified</text:h>
      <text:p text:style-name="P21">TBS...</text:p>
      <text:p text:style-name="Text_20_body"/>
      <text:h text:style-name="Heading_20_1" text:outline-level="1">Use Cases</text:h>
      <text:h text:style-name="Heading_20_2" text:outline-level="2">Ticket Agent Open &amp; Close</text:h>
      <text:p text:style-name="Text_20_body">Opening and closing procedures for ticket agents.</text:p>
      <text:h text:style-name="Heading_20_3" text:outline-level="3">Open Station</text:h>
      <text:p text:style-name="Text_20_body">Sign-in/Scan-in</text:p>
      <text:p text:style-name="Text_20_body">Enter starting cash in drawer</text:p>
      <text:h text:style-name="Heading_20_3" text:outline-level="3">Suspend &amp; Lock Station</text:h>
      <text:h text:style-name="Heading_20_3" text:outline-level="3">Unlock &amp; Resume Station</text:h>
      <text:p text:style-name="Text_20_body">Sign-in or scan-in.</text:p>
      <text:p text:style-name="Text_20_body">Session is resumed.</text:p>
      <text:h text:style-name="Heading_20_3" text:outline-level="3">Close Station</text:h>
      <text:h text:style-name="Heading_20_2" text:outline-level="2">Ticket Agent Sales</text:h>
      <text:p text:style-name="Text_20_body">These cases cover the “normal” sales scenarios for a ticket agent working in the ticket booth.</text:p>
      <text:h text:style-name="Heading_20_3" text:outline-level="3"><text:soft-page-break/><text:span text:style-name="T24">✓</text:span>Sell Merchandise</text:h>
      <text:list xml:id="list7033771204947839994" text:style-name="L44">
        <text:list-item>
          <text:p text:style-name="P50">Optional: enter the quantity desired. <text:s/>If not entered, “1” is assumed.</text:p>
        </text:list-item>
        <text:list-item>
          <text:p text:style-name="P50">Press the button for the desired merchandise.</text:p>
        </text:list-item>
      </text:list>
      <text:p text:style-name="Text_20_body">To add more of the same merchandise to a sale, simply ring up the additional amounts as above. <text:s/>The quantity will be automatically increased.</text:p>
      <text:h text:style-name="Heading_20_3" text:outline-level="3"><text:span text:style-name="T24">✓</text:span>Sell Ticket – Non-Timed Events</text:h>
      <text:p text:style-name="Text_20_body">Non-timed events do not require the selection of a show time.</text:p>
      <text:list xml:id="list1647456348882121412" text:style-name="L45">
        <text:list-item>
          <text:p text:style-name="P51">Optional: enter the quantity desired. <text:s/>If not entered, 1 is assumed.</text:p>
        </text:list-item>
        <text:list-item>
          <text:p text:style-name="P51">Press the ticket button.</text:p>
        </text:list-item>
      </text:list>
      <text:p text:style-name="Text_20_body">To add more of the same tickets to a sale, simply ring up the additional amounts as above. <text:s/>The quantity will be automatically increased.</text:p>
      <text:h text:style-name="Heading_20_3" text:outline-level="3"><text:span text:style-name="T24">✓</text:span>Sell Ticket – Timed Event</text:h>
      <text:p text:style-name="Text_20_body">Events with timed ticketing have specific showtimes. <text:s/>You must choose the showtime in addition to the quantity and ticket type.</text:p>
      <text:list xml:id="list5937744614360743636" text:style-name="L46">
        <text:list-item>
          <text:p text:style-name="P52">Optional: enter the quantity desired. <text:s/>If not entered, 1 is assumed.</text:p>
        </text:list-item>
        <text:list-item>
          <text:p text:style-name="P52">Press the ticket button.</text:p>
        </text:list-item>
        <text:list-item>
          <text:p text:style-name="P52">The “Select Show Time” screen appears, and lists the available showtimes. <text:s/>Pick the desired show.</text:p>
          <text:list>
            <text:list-header>
              <text:p text:style-name="P52">* To view showtimes for other days, use the left &amp; right arrow buttons.</text:p>
              <text:p text:style-name="P52">* If a show time is sold out, is closed (in the past), or does not have enough remaining tickets, the show's button will be dimmed.</text:p>
            </text:list-header>
          </text:list>
        </text:list-item>
      </text:list>
      <text:p text:style-name="Text_20_body">To add more of the same tickets for the same show to a sale, simply ring up the additional amounts as above. <text:s/>The quantity will be automatically increased.</text:p>
      <text:p text:style-name="Text_20_body">The tickets sold for a timed event are placed on temporary hold, until the transaction is complete. <text:s/>If the transaction is not completed during this time (13 minutes), the tickets are automatically released for sale again.</text:p>
      <text:p text:style-name="P5">TO DO: <text:s/>What shows on the screen when this happens?</text:p>
      <text:h text:style-name="Heading_20_3" text:outline-level="3"><text:span text:style-name="T24">✓</text:span>Sell FlexTix – Pick Show Time Later</text:h>
      <text:p text:style-name="Text_20_body">Events with timed ticketing have specific showtimes. <text:s/>You must choose the showtime in addition to the quantity and ticket type. <text:s/>But there's also the “FlexTix” option, whereby the customer goes online later (or to will-call) to select their show time. <text:s/>This is good for gifts, comp tix, etc.</text:p>
      <text:list xml:id="list182422153827416" text:continue-list="list5937744614360743636" text:style-name="L46">
        <text:list-item text:start-value="1">
          <text:p text:style-name="P52">Optional: enter the quantity desired. <text:s/>If not entered, 1 is assumed.</text:p>
        </text:list-item>
        <text:list-item>
          <text:p text:style-name="P52"><text:soft-page-break/>Press the ticket button.</text:p>
        </text:list-item>
        <text:list-item>
          <text:p text:style-name="P52">The “Select Show Time” screen appears, and lists the available showtimes. <text:s/>Press the “<text:span text:style-name="Function_20_Button">FlexTix</text:span>” button.</text:p>
        </text:list-item>
      </text:list>
      <text:p text:style-name="Text_20_body">For transactions that have “FlexTix” tickets, those tickets will not print now. <text:s/>Instead, a “Pickup Code” will be generated with the receipt. <text:s/>The customer can visit our web site, and with the pickup code, they can print the tickets at home. <text:s/>Or, they can come back later to Will Call and get the tickets printed there.</text:p>
      <text:p text:style-name="Text_20_body">To add more FlexTix tickets to a sale, simply ring up the additional amounts as above. <text:s/>The quantity will be automatically increased.</text:p>
      <text:h text:style-name="Heading_20_3" text:outline-level="3"><text:span text:style-name="T24">✓</text:span>Remove an Item from the Sale</text:h>
      <text:p text:style-name="Text_20_body">To remove an item from the sale (for example, if it was accidentally added):</text:p>
      <text:list xml:id="list182422072207821" text:continue-list="list182422153827416" text:style-name="L46">
        <text:list-item text:start-value="1">
          <text:p text:style-name="P52">Select the item in the receipt listing (on the right) using the <text:span text:style-name="Function_20_Button">up</text:span> and <text:span text:style-name="Function_20_Button">down</text:span> arrow buttons.</text:p>
        </text:list-item>
        <text:list-item>
          <text:p text:style-name="P52">Press the <text:span text:style-name="Function_20_Button">Remove Item</text:span> button. <text:s/></text:p>
        </text:list-item>
      </text:list>
      <text:list xml:id="list5377390519285159943" text:style-name="L47">
        <text:list-item>
          <text:list>
            <text:list-header>
              <text:p text:style-name="P53">If the item is a timed ticket, the temporary hold on the showtime is released. <text:s/>It's possible that another station can sell these tickets before you complete your sale.</text:p>
            </text:list-header>
          </text:list>
        </text:list-item>
      </text:list>
      <text:p text:style-name="Text_20_body">Note that after the transaction is complete, it cannot be changed.</text:p>
      <text:p text:style-name="Text_20_body">To have no item selected, simply go up all the way (go up past the first item).</text:p>
      <text:h text:style-name="Heading_20_3" text:outline-level="3"><text:span text:style-name="T24">✓</text:span>Cancel Entire Sale</text:h>
      <text:p text:style-name="Text_20_body">To cancel a pending transaction, press the <text:span text:style-name="Function_20_Button">Cancel Sale</text:span> button.</text:p>
      <text:list xml:id="list5352491877836725954" text:style-name="L48">
        <text:list-item>
          <text:p text:style-name="P54">If timed tickets were part of the transaction, the temporary hold on them is released.</text:p>
        </text:list-item>
        <text:list-item>
          <text:p text:style-name="P54">If credit card(s) were used to pay for part of the transaction (split payment), refunds will be generated for each.</text:p>
        </text:list-item>
      </text:list>
      <text:h text:style-name="Heading_20_3" text:outline-level="3"><text:span text:style-name="T24">✓</text:span>Sell Products – Cash</text:h>
      <text:list xml:id="list2405790658093134155" text:style-name="L49">
        <text:list-item>
          <text:p text:style-name="P55">Ticket agent rings up products (tickets, merchandise) using the product buttons on the main screen.</text:p>
        </text:list-item>
      </text:list>
      <text:list xml:id="list795173280523670092" text:style-name="L50">
        <text:list-item>
          <text:list>
            <text:list-item>
              <text:p text:style-name="P36">For one (1) of a product, select just the product</text:p>
            </text:list-item>
          </text:list>
          <text:list>
            <text:list-item>
              <text:p text:style-name="P36">For multiple quantity of a product, enter the quantity first, then choose the product</text:p>
            </text:list-item>
          </text:list>
        </text:list-item>
      </text:list>
      <text:list xml:id="list182421427825645" text:continue-list="list2405790658093134155" text:style-name="L49">
        <text:list-item>
          <text:p text:style-name="P55">The running total is displayed as the products are rung up. <text:s/>The agent informs the customer of the amount.</text:p>
        </text:list-item>
        <text:list-item>
          <text:p text:style-name="P55">The customer pays with cash:</text:p>
        </text:list-item>
      </text:list>
      <text:list xml:id="list182421628750006" text:continue-list="list795173280523670092" text:style-name="L50">
        <text:list-item>
          <text:list>
            <text:list-item text:start-value="1">
              <text:p text:style-name="P36">If the customer gives the exact amount, the agent presses the <text:span text:style-name="Function_20_Button">Cash</text:span> button directly. <text:s/>This completes the sale. <text:s/>Tickets (if any) and receipts are printed.</text:p>
            </text:list-item>
          </text:list>
          <text:list>
            <text:list-item>
              <text:p text:style-name="P36">If the customer pays with $20, $50, or $100, the agent may select the <text:span text:style-name="Function_20_Button">$20</text:span>, <text:span text:style-name="Function_20_Button">$50</text:span>, or <text:span text:style-name="Function_20_Button">$100</text:span> quick-cash button. <text:s/>The change amount is displayed.</text:p>
            </text:list-item>
            <text:list-item>
              <text:p text:style-name="P36"><text:soft-page-break/>If the customer pays with another amount of cash, the agent keys in the amount tendered, then <text:s/>presses the <text:span text:style-name="Function_20_Button">Cash</text:span> button. The change amount is displayed.</text:p>
            </text:list-item>
          </text:list>
        </text:list-item>
      </text:list>
      <text:list xml:id="list182420697390873" text:continue-list="list182421427825645" text:style-name="L49">
        <text:list-item>
          <text:p text:style-name="P55">Tickets (if any) are printed and a receipt prints.</text:p>
        </text:list-item>
      </text:list>
      <text:h text:style-name="Heading_20_3" text:outline-level="3"><text:span text:style-name="T25">❍</text:span>Sell Products – Check</text:h>
      <text:list xml:id="list7895905729084242788" text:style-name="L51">
        <text:list-item>
          <text:p text:style-name="P56">Same as the Cash procedure, except the agent presses the <text:span text:style-name="Function_20_Button">Check</text:span> button. <text:s/></text:p>
        </text:list-item>
        <text:list-item>
          <text:p text:style-name="P56">A Check Information box pops up. <text:s/></text:p>
        </text:list-item>
        <text:list-item>
          <text:p text:style-name="P56">The agent enters check information, such as the check number, and presses OK.</text:p>
        </text:list-item>
        <text:list-item>
          <text:p text:style-name="P56">Tickets (if any) are printed and a receipt prints.</text:p>
        </text:list-item>
      </text:list>
      <text:h text:style-name="Heading_20_3" text:outline-level="3"><text:span text:style-name="T24">✓</text:span>Sell Products – Credit Card</text:h>
      <text:list xml:id="list8927119065666737004" text:style-name="L52">
        <text:list-item>
          <text:p text:style-name="P57">Same as the Cash procedure, except the agent presses the <text:span text:style-name="Function_20_Button">CC</text:span> (credit card) button. <text:s/></text:p>
        </text:list-item>
        <text:list-item>
          <text:p text:style-name="P57">A Credit Card Information box pops up. <text:s/></text:p>
        </text:list-item>
        <text:list-item>
          <text:p text:style-name="P57">The agent enters the card information, and presses OK. <text:s/>The agent may also swipe the card, which will read the information from the credit card and enter it directly.</text:p>
        </text:list-item>
        <text:list-item>
          <text:p text:style-name="P57">A Card Processing box appears and indicates the progress of the credit card check process.</text:p>
        </text:list-item>
      </text:list>
      <text:list xml:id="list182421176670723" text:continue-list="list182421628750006" text:style-name="L50">
        <text:list-item>
          <text:list>
            <text:list-item text:start-value="1">
              <text:p text:style-name="P36">If the card is not valid or the processing fails, the reason is displayed.</text:p>
            </text:list-item>
          </text:list>
          <text:list>
            <text:list-item>
              <text:p text:style-name="P36">If a signature is required, “Signature Required” will appear on the screen, and a signature slip will print. <text:s/></text:p>
              <text:list>
                <text:list-item>
                  <text:p text:style-name="P36">The agent provides the slip to the customer for signature.</text:p>
                </text:list-item>
                <text:list-item>
                  <text:p text:style-name="P36">Customer signs, and returns the slip to the Agent for filing. <text:s/>Agent select OK.</text:p>
                </text:list-item>
                <text:list-item>
                  <text:p text:style-name="P36">If the customer does not sign the slip, Agent selects <text:span text:style-name="Function_20_Button">Cancel</text:span> and the transaction remains in the unpaid state. <text:s/></text:p>
                </text:list-item>
              </text:list>
            </text:list-item>
          </text:list>
        </text:list-item>
      </text:list>
      <text:list xml:id="list182420755869963" text:continue-list="list8927119065666737004" text:style-name="L52">
        <text:list-item>
          <text:p text:style-name="P57">If successful, tickets (if any) are printed and a receipt prints.</text:p>
        </text:list-item>
      </text:list>
      <text:h text:style-name="Heading_20_3" text:outline-level="3"><text:span text:style-name="T24">✓</text:span>Sell Products – Split or Multiple Payments</text:h>
      <text:p text:style-name="Text_20_body">Split payments allow the transaction to be paid using multiple methods, multiple checks, or multiple credit cards. <text:s/></text:p>
      <text:p text:style-name="Text_20_body">Simply <text:span text:style-name="T1">enter the amount </text:span>to apply to each method <text:span text:style-name="T1">first</text:span><text:span text:style-name="T3">, then select the method (cash, check, cc). <text:s/>Repeat this procedure until the amount owed is reached.</text:span></text:p>
      <text:p text:style-name="P3">For example:</text:p>
      <text:list xml:id="list3040420881784491080" text:style-name="L53">
        <text:list-item>
          <text:p text:style-name="P59">The sale totals to $200.00.</text:p>
        </text:list-item>
        <text:list-item>
          <text:p text:style-name="P59">Three customers wish to split the purchase.</text:p>
        </text:list-item>
        <text:list-item>
          <text:p text:style-name="P58"><text:span text:style-name="T3">The first customer uses a credit card. <text:s/>Agent enters 75 (dollars), then presses </text:span><text:span text:style-name="Function_20_Button"><text:span text:style-name="T3">CC</text:span></text:span><text:span text:style-name="T3"> to process his card. <text:s/>The transaction balance shows $125.00 owed.</text:span></text:p>
        </text:list-item>
        <text:list-item>
          <text:p text:style-name="P58"><text:span text:style-name="T3">The second customer pays $60 in cash. <text:s/>The agent enters 60 (dollars), then presses </text:span><text:span text:style-name="Function_20_Button"><text:span text:style-name="T3">Cash</text:span></text:span><text:span text:style-name="T3">. <text:s/>The transaction balance shows $65.00 owed.</text:span></text:p>
        </text:list-item>
        <text:list-item>
          <text:p text:style-name="P58"><text:soft-page-break/><text:span text:style-name="T3">The final customer pays the balance using another credit card. <text:s/>The agent presses </text:span><text:span text:style-name="Function_20_Button"><text:span text:style-name="T3">CC</text:span></text:span><text:span text:style-name="T3"> (no need to enter the amount, since it's the remaining balance: $65), and processes his card.</text:span></text:p>
        </text:list-item>
        <text:list-item>
          <text:p text:style-name="P59">The transaction completes.</text:p>
        </text:list-item>
      </text:list>
      <text:h text:style-name="P74" text:outline-level="3"><text:span text:style-name="T24">✓</text:span>Price Overrides</text:h>
      <text:p text:style-name="Text_20_body">A price override allows the ticket agent to adjust the price of individual sale items. <text:s/>The price may be higher or lower than the original price.</text:p>
      <text:list xml:id="list182421823841903" text:continue-list="list182420755869963" text:style-name="L52">
        <text:list-item text:start-value="1">
          <text:p text:style-name="P57">Ring up the sale item(s) like normal</text:p>
        </text:list-item>
        <text:list-item>
          <text:p text:style-name="P57">Use the Up and Down buttons to highlight the item.</text:p>
        </text:list-item>
        <text:list-item>
          <text:p text:style-name="P57">Press Adjust. <text:s/>A <text:span text:style-name="T7">Price Adjustment</text:span><text:span text:style-name="T10"> window appears.</text:span></text:p>
        </text:list-item>
        <text:list-item>
          <text:p text:style-name="P61">Enter the new price</text:p>
        </text:list-item>
        <text:list-item>
          <text:p text:style-name="P61">Press OK.</text:p>
        </text:list-item>
      </text:list>
      <text:p text:style-name="P6">An overridden price is highlighted on the screen, and prints out on the receipt with the old and new prices shown.</text:p>
      <text:h text:style-name="P76" text:outline-level="3">Transaction Note</text:h>
      <text:list xml:id="list182420546295230" text:continue-list="list3040420881784491080" text:style-name="L53">
        <text:list-item>
          <text:p text:style-name="P58">To add or edit a short note about the transaction, press <text:span text:style-name="Function_20_Button"><text:span text:style-name="T3">Sale Notes</text:span></text:span>. </text:p>
        </text:list-item>
        <text:list-item>
          <text:p text:style-name="P58">A window opens showing the current note (if any) with a touch-screen keyboard. <text:s/></text:p>
        </text:list-item>
        <text:list-item>
          <text:p text:style-name="P58">Enter or edit the note. </text:p>
        </text:list-item>
        <text:list-item>
          <text:p text:style-name="P58">Click <text:span text:style-name="Function_20_Button"><text:span text:style-name="T3">OK</text:span></text:span> to complete it, or click <text:span text:style-name="Function_20_Button"><text:span text:style-name="T3">Cancel</text:span></text:span> to discard your note/changes.</text:p>
        </text:list-item>
      </text:list>
      <text:h text:style-name="P77" text:outline-level="3">Apply Discounts</text:h>
      <text:p text:style-name="Text_20_body">TBS...</text:p>
      <text:h text:style-name="P75" text:outline-level="3">Override a Discount</text:h>
      <text:p text:style-name="Text_20_body">To change the amount of discount given, from the standard amount.</text:p>
      <text:p text:style-name="Text_20_body">TBS...</text:p>
      <text:h text:style-name="Heading_20_3" text:outline-level="3">Upgrade a Ticket</text:h>
      <text:p text:style-name="Text_20_body">TBS...</text:p>
      <text:h text:style-name="Heading_20_3" text:outline-level="3">Swap Merchandise</text:h>
      <text:p text:style-name="Text_20_body">TBS...</text:p>
      <text:h text:style-name="Heading_20_3" text:outline-level="3">Swap Tickets for other Show Times</text:h>
      <text:p text:style-name="Text_20_body">Upon customer request, <text:span text:style-name="T1">or</text:span> for canceled shows, customer may exchange tickets for another showtime.</text:p>
      <text:p text:style-name="Text_20_body"><text:soft-page-break/>The show must not have closed yet (in the past), and of course, the tickets must be 'sold' state – not used or voided. <text:s/>Manager override is available for customer satisfaction issues.</text:p>
      <text:h text:style-name="Heading_20_3" text:outline-level="3">Will-Call Pickup</text:h>
      <text:p text:style-name="Text_20_body">Customer supplies pickup code to receive tickets.</text:p>
      <text:p text:style-name="Text_20_body">*** Do we want to <text:span text:style-name="T4">do this with merchandise too</text:span>? <text:s/>If so, we have to mark that the pickup occurred.</text:p>
      <text:h text:style-name="P74" text:outline-level="3">Pay-up a Bad Discount</text:h>
      <text:p text:style-name="Text_20_body">A customer has purchased a ticket on-line using a discount, such as student or military discount. <text:s/>But they didn't bring their student or military ID when they entered. <text:s/>This use case allows for the purchaser to “pay-up” the discount.</text:p>
      <text:p text:style-name="Text_20_body">TBS...</text:p>
      <text:h text:style-name="Heading_20_2" text:outline-level="2">Web-site Ticket Sales</text:h>
      <text:p text:style-name="Text_20_body">These use cases are for customers that purchase tickets from our web site.</text:p>
      <text:p text:style-name="Text_20_body"/>
      <text:p text:style-name="Text_20_body">TBS...</text:p>
      <text:h text:style-name="Heading_20_3" text:outline-level="3">Web-Pickup of Tickets</text:h>
      <text:list xml:id="list7078966252397887786" text:style-name="L54">
        <text:list-item>
          <text:p text:style-name="P60">Customer receives pickup-code.</text:p>
        </text:list-item>
        <text:list-item>
          <text:p text:style-name="P60">Goes to web-site, enters code on XX page.</text:p>
        </text:list-item>
        <text:list-item>
          <text:p text:style-name="P60">Tickets are made available for printing, as if the tickets were purchased.</text:p>
        </text:list-item>
      </text:list>
      <text:h text:style-name="Heading_20_2" text:outline-level="2">Customer Service</text:h>
      <text:p text:style-name="Text_20_body">These use cases cover typical customer service scenarios, handled by ticket agents in the ticket booth.</text:p>
      <text:h text:style-name="Heading_20_3" text:outline-level="3">View Ticket Usage</text:h>
      <text:list xml:id="list5422413798196804544" text:style-name="L55">
        <text:list-item>
          <text:p text:style-name="P37">Ticket Agent selects <text:span text:style-name="Function_20_Button">Lookup Sale.</text:span></text:p>
        </text:list-item>
        <text:list-item>
          <text:p text:style-name="P37">Agent scans ticket barcode or enters ticket number.</text:p>
        </text:list-item>
        <text:list-item>
          <text:p text:style-name="P37">Entire transaction is displayed.</text:p>
        </text:list-item>
        <text:list-item>
          <text:p text:style-name="P37">Agent can view Usage History of the tickets.</text:p>
        </text:list-item>
        <text:list-item>
          <text:p text:style-name="P37">When done, Agent selects <text:span text:style-name="Function_20_Button">New Sale</text:span> to begin another sale</text:p>
        </text:list-item>
      </text:list>
      <text:h text:style-name="Heading_20_3" text:outline-level="3">Revert a Duplicate CC Charge</text:h>
      <text:p text:style-name="Text_20_body">TBS</text:p>
      <text:h text:style-name="Heading_20_3" text:outline-level="3">Show Last Transaction</text:h>
      <text:p text:style-name="Standard">This is for the “oops, I went too fast” scenario.</text:p>
      <text:list xml:id="list182421046722841" text:continue-list="list5422413798196804544" text:style-name="L55">
        <text:list-item text:start-value="1">
          <text:p text:style-name="P37">Ticket Agent selects <text:span text:style-name="Function_20_Button">Show Last Sale.</text:span></text:p>
        </text:list-item>
      </text:list>
      <text:list xml:id="list182421952299290" text:continue-list="list182421176670723" text:style-name="L50">
        <text:list-item>
          <text:list>
            <text:list-item text:start-value="1">
              <text:p text:style-name="P36">This is only available if another transaction (sale) has not been started.</text:p>
            </text:list-item>
          </text:list>
        </text:list-item>
      </text:list>
      <text:list xml:id="list182420754897879" text:continue-list="list182421046722841" text:style-name="L55">
        <text:list-item>
          <text:p text:style-name="P37"><text:soft-page-break/>The last transaction is displayed.</text:p>
        </text:list-item>
        <text:list-item>
          <text:p text:style-name="P37">When done, Agent selects <text:span text:style-name="Function_20_Button">New Sale</text:span> to begin another sale</text:p>
        </text:list-item>
      </text:list>
      <text:p text:style-name="Standard"/>
      <text:h text:style-name="Heading_20_3" text:outline-level="3">Reprint Last Sale's Tickets</text:h>
      <text:list xml:id="list6761903259130295276" text:style-name="L56">
        <text:list-item>
          <text:p text:style-name="P38">Ticket Agent selects <text:span text:style-name="Function_20_Button">Show Last Sale.</text:span></text:p>
        </text:list-item>
        <text:list-item>
          <text:p text:style-name="P38">This is only available if another transaction (sale) has not been started.</text:p>
        </text:list-item>
        <text:list-item>
          <text:p text:style-name="P38">The last transaction is displayed.</text:p>
        </text:list-item>
        <text:list-item>
          <text:p text:style-name="P38">Agent selects <text:span text:style-name="Function_20_Button">Reprint Tickets</text:span>.</text:p>
        </text:list-item>
        <text:list-item>
          <text:p text:style-name="P38">When done, Agent selects <text:span text:style-name="Function_20_Button">New Sale</text:span> to begin another sale</text:p>
        </text:list-item>
      </text:list>
      <text:h text:style-name="Heading_20_3" text:outline-level="3">Reprint Last Sale's Receipt</text:h>
      <text:list xml:id="list182422383821603" text:continue-list="list6761903259130295276" text:style-name="L56">
        <text:list-item text:start-value="1">
          <text:p text:style-name="P38">Ticket Agent selects <text:span text:style-name="Function_20_Button">Show Last Sale.</text:span></text:p>
        </text:list-item>
        <text:list-item>
          <text:p text:style-name="P38">This is only available if another transaction (sale) has not been started.</text:p>
        </text:list-item>
        <text:list-item>
          <text:p text:style-name="P38">The last transaction is displayed.</text:p>
        </text:list-item>
        <text:list-item>
          <text:p text:style-name="P38">Agent selects <text:span text:style-name="Function_20_Button">Reprint Receipt</text:span></text:p>
        </text:list-item>
        <text:list-item>
          <text:p text:style-name="P38">When done, Agent selects <text:span text:style-name="Function_20_Button">New Sale</text:span> to begin another sale</text:p>
        </text:list-item>
      </text:list>
      <text:h text:style-name="Heading_20_3" text:outline-level="3">Find Transaction with Receipt</text:h>
      <text:p text:style-name="Text_20_body">The receipt contains the transaction number.</text:p>
      <text:list xml:id="list182421382581934" text:continue-list="list182420754897879" text:style-name="L55">
        <text:list-item text:start-value="1">
          <text:p text:style-name="P37">Ticket Agent selects <text:span text:style-name="Function_20_Button">Lookup Sale</text:span>.</text:p>
        </text:list-item>
        <text:list-item>
          <text:p text:style-name="P37">Agent scans receipt barcode or enters receipt transaction number.</text:p>
        </text:list-item>
        <text:list-item>
          <text:p text:style-name="P62">Entire transaction is displayed.</text:p>
        </text:list-item>
        <text:list-item>
          <text:p text:style-name="P37">When done, Agent selects <text:span text:style-name="Function_20_Button">New Sale</text:span> to begin another sale</text:p>
        </text:list-item>
      </text:list>
      <text:h text:style-name="Heading_20_3" text:outline-level="3">Find Transaction by Ticket Number</text:h>
      <text:p text:style-name="Text_20_body">Sample scenario:</text:p>
      <text:list xml:id="list182420518645240" text:continue-list="list182421382581934" text:style-name="L55">
        <text:list-item text:start-value="1">
          <text:p text:style-name="P37">Customer purchases several tickets for children. <text:s/></text:p>
        </text:list-item>
        <text:list-item>
          <text:p text:style-name="P37">One of the children looses their ticket.</text:p>
        </text:list-item>
        <text:list-item>
          <text:p text:style-name="P37">Customer brings any other ticket to ticket booth.</text:p>
        </text:list-item>
        <text:list-item>
          <text:p text:style-name="P37">Ticket Agent selects <text:span text:style-name="Function_20_Button">Lookup Sale</text:span>, then scans ticket barcode, or enters ticket number.</text:p>
        </text:list-item>
        <text:list-item>
          <text:p text:style-name="P37">Entire transaction is located and displayed. <text:s/></text:p>
        </text:list-item>
        <text:list-item>
          <text:p text:style-name="P37">Agent can view Usage History of the tickets</text:p>
        </text:list-item>
        <text:list-item>
          <text:p text:style-name="P37">Ticket Agent selects <text:span text:style-name="Function_20_Button">Reprint Tickets</text:span>. Tickets are reprinted with the <text:span text:style-name="T1">same</text:span> ticket numbers.</text:p>
        </text:list-item>
      </text:list>
      <text:list xml:id="list5819496171022369141" text:style-name="L57">
        <text:list-item>
          <text:list>
            <text:list-item>
              <text:p text:style-name="P63">Do we want the option to print just selected tickets? <text:s/>Consider the case of a block of hundreds of comp-tickets done on a transaction.</text:p>
            </text:list-item>
          </text:list>
        </text:list-item>
      </text:list>
      <text:list xml:id="list182421050074980" text:continue-list="list182420518645240" text:style-name="L55">
        <text:list-item>
          <text:p text:style-name="P37">Customer uses new tickets</text:p>
        </text:list-item>
        <text:list-item>
          <text:p text:style-name="P37">When done, Agent selects <text:span text:style-name="Function_20_Button">New Sale</text:span> to begin another sale</text:p>
        </text:list-item>
      </text:list>
      <text:h text:style-name="Heading_20_3" text:outline-level="3">Find Transaction(s) with Credit Card</text:h>
      <text:p text:style-name="P1">Design note: <text:s/>We <text:span text:style-name="T1">must not</text:span> store credit card numbers in our database. <text:s/>However, we can store a hash of the number (along with a secret 'salt' key), then compare hashes to find a transaction.</text:p>
      <text:list xml:id="list182420324748720" text:continue-list="list182421050074980" text:style-name="L55">
        <text:list-item text:start-value="1">
          <text:p text:style-name="P37">Ticket agent selects <text:span text:style-name="Function_20_Button">Lookup Sale</text:span></text:p>
        </text:list-item>
        <text:list-item>
          <text:p text:style-name="P37">Agent swipes credit card used by customer, or keys in number.</text:p>
        </text:list-item>
        <text:list-item>
          <text:p text:style-name="P37"><text:soft-page-break/>All transactions using that card are listed, with summary info (date, # tickets)</text:p>
        </text:list-item>
        <text:list-item>
          <text:p text:style-name="P37">Agent asks additional confirmation info, for security purposes.</text:p>
        </text:list-item>
      </text:list>
      <text:list xml:id="list7650848588303453940" text:style-name="L58">
        <text:list-item>
          <text:list>
            <text:list-item>
              <text:p text:style-name="P64">The scenario we're trying to guard against is if a bad-person steals or finds a credit card, and pretends to be this person. <text:s/></text:p>
            </text:list-item>
            <text:list-item>
              <text:p text:style-name="P64">What can we verify here? We should ALWAYS check at least some other photo ID, like a driver's license</text:p>
            </text:list-item>
          </text:list>
        </text:list-item>
      </text:list>
      <text:list xml:id="list182421476404082" text:continue-list="list182420324748720" text:style-name="L55">
        <text:list-item>
          <text:p text:style-name="P37">Agent may select a transaction to see more details, check ticket usage, reprint tickets, etc.</text:p>
        </text:list-item>
        <text:list-item>
          <text:p text:style-name="P37">When done, Agent selects <text:span text:style-name="Function_20_Button">New Sale</text:span> to begin another sale</text:p>
        </text:list-item>
      </text:list>
      <text:h text:style-name="Heading_20_3" text:outline-level="3">Lookup Web-Purchase with Ticket Number</text:h>
      <text:p text:style-name="Text_20_body">See “Find Transaction by Ticket”</text:p>
      <text:h text:style-name="Heading_20_3" text:outline-level="3">Browse Transactions</text:h>
      <text:p text:style-name="Text_20_body">This allows the ticket agent to scroll thru a list of transactions by date/time, and filter by agent or station (including the web).</text:p>
      <text:list xml:id="list182421800439557" text:continue-list="list182421476404082" text:style-name="L55">
        <text:list-item text:start-value="1">
          <text:p text:style-name="P37">Ticket agent selects <text:span text:style-name="Function_20_Button">Lookup Sale</text:span>.</text:p>
        </text:list-item>
        <text:list-item>
          <text:p text:style-name="P37">Agent selects filtering options</text:p>
        </text:list-item>
        <text:list-item>
          <text:p text:style-name="P37">List of matching transactions is displayed.</text:p>
        </text:list-item>
      </text:list>
      <text:p text:style-name="Standard"/>
      <text:h text:style-name="Heading_20_2" text:outline-level="2">Manager Functions</text:h>
      <text:p text:style-name="Text_20_body">These use cases apply to ticketing managers.</text:p>
      <text:h text:style-name="Heading_20_3" text:outline-level="3">Void Ticket(s)</text:h>
      <text:h text:style-name="Heading_20_3" text:outline-level="3">Void All Transaction Tickets(s)</text:h>
      <text:h text:style-name="Heading_20_3" text:outline-level="3">Cancel a Show</text:h>
      <text:p text:style-name="Text_20_body">Automatically makes show tickets eligible for repurchase (swap) to another time</text:p>
      <text:h text:style-name="Heading_20_3" text:outline-level="3">Sync With Web</text:h>
      <text:p text:style-name="Text_20_body">This function causes the master database to be synchronized with the web-site database.</text:p>
      <text:h text:style-name="P74" text:outline-level="3"><text:span text:style-name="T15">Define</text:span> Shows</text:h>
      <text:p text:style-name="P21">The manager may add, remove, and alter event show definitions. <text:s/>For example, add a 7:00pm show on 01 November, with 200 Regular Tickets and 50 VIP tickets available for sale in the ticket booth, and 100 regular and 25 VIP available from the web.</text:p>
      <text:h text:style-name="P74" text:outline-level="3"><text:soft-page-break/>Load <text:span text:style-name="T15">Tickets</text:span></text:h>
      <text:h text:style-name="P74" text:outline-level="3">Adjust <text:span text:style-name="T15">Ticket Show Counts</text:span></text:h>
      <text:h text:style-name="Heading_20_3" text:outline-level="3">Generate Comp Tickets/Pickup Codes</text:h>
      <text:p text:style-name="Text_20_body">A function to generate a batch of transactions, with a set of tickets or merchandise sold.</text:p>
      <text:p text:style-name="Text_20_body">Example: <text:s/>Generate codes for actors &amp; staff, including tickets and haunt t-shirts/hoodies as earned by the staff.</text:p>
      <text:p text:style-name="Text_20_body">Example: Generate batches of family-four-packs for radio station give-away.</text:p>
      <text:p text:style-name="P2">Implement first as a CLI or stand-alone utility. <text:s/>Allow a name/quantity list as input.</text:p>
      <text:h text:style-name="Heading_20_2" text:outline-level="2">Reports</text:h>
      <text:p text:style-name="P4">TBS</text:p>
      <text:p text:style-name="P4">Report summarizing drawer closeout (how much cash, checks, cc slips should be in a drawer...</text:p>
      <text:p text:style-name="P4">counts, amounts, thruput, etc</text:p>
      <text:h text:style-name="Heading_20_2" text:outline-level="2">Entry Sentry Scanning</text:h>
      <text:p text:style-name="Text_20_body">These cases apply to the access control station at the entry to the event(s).</text:p>
      <text:h text:style-name="Heading_20_3" text:outline-level="3">Log In/Log Out</text:h>
      <text:h text:style-name="Heading_20_3" text:outline-level="3">Ticket Scanning</text:h>
      <text:h text:style-name="Heading_20_3" text:outline-level="3">Ticket Check Only</text:h>
      <text:p text:style-name="Text_20_body">This allow the Sentry to scan a ticket, but not mark it as used.</text:p>
      <text:p text:style-name="Text_20_body">** <text:span text:style-name="T1">Should this only be done at the ticket booth? <text:s/></text:span><text:span text:style-name="T5">Yes – move to cust svc function</text:span><text:span text:style-name="T1">.</text:span></text:p>
      <text:h text:style-name="Heading_20_3" text:outline-level="3">Manual Ticket Entry</text:h>
      <text:p text:style-name="Text_20_body">Enter the ticket number on the touch-screen keypad. <text:s/>For use if the ticket won't scan, or if only the ticket number is available.</text:p>
      <text:h text:style-name="Heading_20_3" text:outline-level="3">Override A Denied Ticket</text:h>
      <text:h text:style-name="Heading_20_3" text:outline-level="3">Party Crasher Mode</text:h>
      <text:p text:style-name="Standard">This feature makes it easy to tell if a ticket is VIP or Regular, or whatever ticket classes are defined. <text:s/>Normally, a different sound and color are used for the different classes. <text:s/>The Entry Sentry can toggle the Party Crasher mode by selecting <text:span text:style-name="Function_20_Button">Only VIP</text:span> on the screen. <text:s/>In that mode, non-VIP tickets will be flagged as invalid with a different audio clue and color.</text:p>
      <text:p text:style-name="Standard"/>
      <text:h text:style-name="Heading_20_3" text:outline-level="3"><text:soft-page-break/>Sound On/Off</text:h>
      <text:p text:style-name="Standard">The entry sentry may toggle sound on and off.</text:p>
      <text:h text:style-name="Heading_20_1" text:outline-level="1">User Stories</text:h>
      <text:list xml:id="list8353627657146215012" text:style-name="List_20_3">
        <text:list-item>
          <text:p text:style-name="P82">As the customer, I may purchase tickets on-line using my credit card.</text:p>
        </text:list-item>
        <text:list-item>
          <text:p text:style-name="P79">As the customer, I may purchase discounted tickets on-line. <text:s/>I will be informed that I must bring the appropriate ID with me to validate the discount.</text:p>
        </text:list-item>
        <text:list-item>
          <text:p text:style-name="P79">As the customer, when I purchase on-line, I will see a sales summary before I commit my order so I know exactly what I'm purchasing.</text:p>
        </text:list-item>
        <text:list-item>
          <text:p text:style-name="P79">As the customer, I am required to enter only the minimal amount of information necessary to purchase the ticket <text:s/>not my life history as some systems do!</text:p>
        </text:list-item>
        <text:list-item>
          <text:p text:style-name="P79">As the customer, I may elect during an online-purchase, to join the haunt's email mailing list.</text:p>
        </text:list-item>
        <text:list-item>
          <text:p text:style-name="P79">As the haunt owner, I may offer promotional coupons with online ticket sales for related activities such as concessions and museum tours.</text:p>
        </text:list-item>
        <text:list-item>
          <text:p text:style-name="P79">As the customer, I may print my tickets at home on my printer.</text:p>
        </text:list-item>
        <text:list-item>
          <text:p text:style-name="P79">As the customer, I may display a ticket on my hand-held device to be used for validation upon entry.</text:p>
        </text:list-item>
        <text:list-item>
          <text:p text:style-name="P79">As the customer, I may print a receipt for my ticket purchases.</text:p>
        </text:list-item>
        <text:list-item>
          <text:p text:style-name="P79">As the customer, I may check the validity of my ticket on-line by entering its number.</text:p>
        </text:list-item>
        <text:list-item>
          <text:p text:style-name="P79">As the customer, I may check the validity of a ticket at the haunt, at the ticket booth or an on-site scanner.</text:p>
        </text:list-item>
        <text:list-item>
          <text:p text:style-name="P79">As the customer, I may take my on-line tickets directly to the entry queue for entry, without the need to go to the ticket booth.</text:p>
        </text:list-item>
        <text:list-item>
          <text:p text:style-name="P79">As the customer, I may purchase tickets in advance of the day I use them at the haunt.</text:p>
        </text:list-item>
        <text:list-item>
          <text:p text:style-name="P79">As the customer, I am entitled to sell or give my ticket to another person, so long as the price does not exceed the face value of the ticket.</text:p>
        </text:list-item>
        <text:list-item>
          <text:p text:style-name="P79">As the haunt owner, I want to protect against brute force attacks on my ticketing system via the online ticket validity checking mechanism. (mandatory delay in lookups, and/or answer must be emailed with limit on number to an account, or only to registered email account).</text:p>
        </text:list-item>
        <text:list-item>
          <text:p text:style-name="P79">As a ticket agent, I may check the validity of tickets without “consuming” them, for my customers.</text:p>
        </text:list-item>
        <text:list-item>
          <text:p text:style-name="P79">As a ticket agent, I may print and sell tickets for my customers.</text:p>
        </text:list-item>
        <text:list-item>
          <text:p text:style-name="P79">As a haunt employee, I may email comp tickets to customers.</text:p>
        </text:list-item>
        <text:list-item>
          <text:p text:style-name="P79">More TBS...</text:p>
        </text:list-item>
      </text:list>
      <text:h text:style-name="Heading_20_1" text:outline-level="1">Questions / Issues</text:h>
      <text:list xml:id="list6125187497460304222" text:style-name="List_20_1">
        <text:list-item>
          <text:p text:style-name="P80">How does timed ticketing work for a gifted or comp ticket?</text:p>
        </text:list-item>
        <text:list-item>
          <text:p text:style-name="P80">What's our policy for late timed tickets?</text:p>
        </text:list-item>
        <text:list-item>
          <text:p text:style-name="P80"><text:soft-page-break/>Do we want to discount (or inverse-inflate) low times during the day, in addition to low demand days of the week? <text:s/>For example, we handle this slightly with discount coupons on Fri/Sat vs other days.</text:p>
        </text:list-item>
        <text:list-item>
          <text:p text:style-name="P8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StarSymbol1" svg:font-family="StarSymbol"/>
    <style:font-face style:name="sans" svg:font-family="sans" style:font-family-generic="swiss"/>
    <style:font-face style:name="Courier New1" svg:font-family="'Courier New'" style:font-family-generic="modern" style:font-pitch="fixed"/>
    <style:font-face style:name="Courier New" svg:font-family="'Courier New'" style:font-adornments="Cursiva" style:font-family-generic="modern" style:font-pitch="fixed"/>
    <style:font-face style:name="DejaVu Sans Mono" svg:font-family="'DejaVu Sans Mono'" style:font-family-generic="modern" style:font-pitch="fixed"/>
    <style:font-face style:name="Designer Notes" svg:font-family="'Designer Note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l-10 30h20z"/>
    <draw:marker draw:name="Arrowheads_20_1" draw:display-name="Arrowheads 1"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ote" style:family="paragraph" style:parent-style-name="Text_20_body">
      <style:paragraph-properties fo:margin-left="0.7in" fo:margin-right="0.7in" fo:text-indent="0in" style:auto-text-indent="false" fo:padding="0.0201in" fo:border-left="none" fo:border-right="none" fo:border-top="0.06pt solid #000000" fo:border-bottom="0.06pt solid #000000" style:shadow="none"/>
      <style:text-properties fo:font-style="italic"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Function_20_Button" style:display-name="Function Button" style:family="text">
      <style:text-properties fo:color="#000080" fo:font-weight="bold" fo:background-color="#ccccff" style:font-size-asian="10.5pt"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style:font-name="Courier New" fo:font-family="'Courier New'" style:font-style-name="Cursiva" style:font-family-generic="modern" style:font-pitch="fixed" fo:font-style="italic" fo:background-color="transparent" style:font-size-asian="10.5pt" style:font-style-asian="italic" style:font-weight-asian="normal" style:font-style-complex="italic" style:font-weight-complex="normal"/>
    </style:style>
    <style:style style:name="Definition"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Linux_X86_64 LibreOffice_project/3be8cda0bddd8e430d8cda1ebfd581265cca5a0f</meta:generator>
    <meta:initial-creator>Steve Roscio</meta:initial-creator>
    <meta:creation-date>2009-01-03T11:42:04</meta:creation-date>
    <dc:creator>Steve Roscio</dc:creator>
    <dc:date>2014-11-08T18:24:19.279792196</dc:date>
    <meta:editing-cycles>245</meta:editing-cycles>
    <meta:editing-duration>P9DT8H15M11S</meta:editing-duration>
    <meta:document-statistic meta:table-count="1" meta:image-count="0" meta:object-count="0" meta:page-count="36" meta:paragraph-count="733" meta:word-count="10209" meta:character-count="64484" meta:non-whitespace-character-count="52259"/>
    <meta:user-defined meta:name="Info 1"/>
    <meta:user-defined meta:name="Info 2"/>
    <meta:user-defined meta:name="Info 3"/>
    <meta:user-defined meta:name="Info 4"/>
  </office:meta>
</office:document-meta>
</file>